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meta.xml"/>
  <manifest:file-entry manifest:media-type="application/vnd.oasis.opendocument.chart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60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B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 style:data-style-name="N60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4*"/>
    </style:style>
    <style:style style:name="Table3.B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fo:padding="0.0382in" fo:border="0.0007in solid #000000"/>
    </style:style>
    <style:style style:name="Table7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none" fo:border-top="none" fo:border-bottom="0.0007in solid #000000"/>
    </style:style>
    <style:style style:name="Table7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D1" style:family="table-cell">
      <style:table-cell-properties fo:padding="0.0382in" fo:border="0.0007in solid #000000"/>
    </style:style>
    <style:style style:name="Table9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none" fo:border-top="none" fo:border-bottom="0.0007in solid #000000"/>
    </style:style>
    <style:style style:name="Table9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D1" style:family="table-cell">
      <style:table-cell-properties fo:padding="0.0382in" fo:border="0.0007in solid #000000"/>
    </style:style>
    <style:style style:name="Table10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D1" style:family="table-cell">
      <style:table-cell-properties fo:padding="0.0382in" fo:border="0.0007in solid #000000"/>
    </style:style>
    <style:style style:name="Table1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D1" style:family="table-cell">
      <style:table-cell-properties fo:padding="0.0382in" fo:border="0.0007in solid #000000"/>
    </style:style>
    <style:style style:name="Table1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none" fo:border-top="none" fo:border-bottom="0.0007in solid #000000"/>
    </style:style>
    <style:style style:name="Table12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D1" style:family="table-cell">
      <style:table-cell-properties fo:padding="0.0382in" fo:border="0.0007in solid #000000"/>
    </style:style>
    <style:style style:name="Table1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none" fo:border-top="none" fo:border-bottom="0.0007in solid #000000"/>
    </style:style>
    <style:style style:name="Table13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D1" style:family="table-cell">
      <style:table-cell-properties fo:padding="0.0382in" fo:border="0.0007in solid #000000"/>
    </style:style>
    <style:style style:name="Table1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none" fo:border-top="none" fo:border-bottom="0.0007in solid #000000"/>
    </style:style>
    <style:style style:name="Table14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end" style:justify-single-word="false"/>
    </style:style>
    <style:style style:name="P6" style:family="paragraph" style:parent-style-name="Standard" style:list-style-name="L1">
      <style:paragraph-properties fo:text-align="center" style:justify-single-word="false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fo:break-before="page"/>
    </style:style>
    <style:style style:name="P9" style:family="paragraph" style:parent-style-name="Standard" style:list-style-name="L1">
      <style:paragraph-properties fo:text-align="start" style:justify-single-word="false" fo:break-before="page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29113232680445974" text:style-name="L1">
        <text:list-header>
          <text:p text:style-name="P5">Michael Risher</text:p>
          <text:p text:style-name="P5">4/13/2016</text:p>
          <text:p text:style-name="P5">Mark Lehr</text:p>
          <text:p text:style-name="P6">CSC 17C Midterm</text:p>
        </text:list-header>
        <text:list-item>
          <text:p text:style-name="P7"><text:s/>Analysis for Problem 1</text:p>
          <text:p text:style-name="P7">So it is<draw:frame draw:style-name="fr1" draw:name="Object24" text:anchor-type="as-char" svg:y="-0.1484in" svg:width="0.898in" svg:height="0.2098in" draw:z-index="28"><draw:object xlink:href="./Object 24" xlink:type="simple" xlink:show="embed" xlink:actuate="onLoad"/><draw:image xlink:href="./ObjectReplacements/Object 24" xlink:type="simple" xlink:show="embed" xlink:actuate="onLoad"/></draw:frame></text:p>
          <text:p text:style-name="P7"><draw:frame draw:style-name="fr3" draw:name="Object34" text:anchor-type="as-char" svg:y="-1.2673in" svg:width="1.8661in" svg:height="2.5in" draw:z-index="33"><draw:object xlink:href="./Object 28" xlink:type="simple" xlink:show="embed" xlink:actuate="onLoad"/><draw:image xlink:href="./ObjectReplacements/Object 28" xlink:type="simple" xlink:show="embed" xlink:actuate="onLoad"/></draw:frame></text:p>
          <text:p text:style-name="P7">see also full hand test on following pages</text:p>
        </text:list-item>
      </text:list>
      <text:p text:style-name="P8"/>
      <text:list xml:id="list30731046" text:continue-numbering="true" text:style-name="L1">
        <text:list-header>
          <text:p text:style-name="P7"/>
        </text:list-header>
        <text:list-item>
          <text:p text:style-name="P7">See attached code for the power function</text:p>
          <text:p text:style-name="P7"><draw:frame draw:style-name="fr3" draw:name="Object26" text:anchor-type="as-char" svg:y="-0.6382in" svg:width="1.4835in" svg:height="1.2173in" draw:z-index="32"><draw:object xlink:href="./Object 27" xlink:type="simple" xlink:show="embed" xlink:actuate="onLoad"/><draw:image xlink:href="./ObjectReplacements/Object 27" xlink:type="simple" xlink:show="embed" xlink:actuate="onLoad"/></draw:frame></text:p>
        </text:list-item>
        <text:list-item>
          <text:p text:style-name="P7">Analysis for problem 3, see also code attached</text:p>
          <text:p text:style-name="P7"><text:s/>So it is <draw:frame draw:style-name="fr1" draw:name="Object25" text:anchor-type="as-char" svg:y="-0.1484in" svg:width="0.4917in" svg:height="0.1902in" draw:z-index="29"><draw:object xlink:href="./Object 25" xlink:type="simple" xlink:show="embed" xlink:actuate="onLoad"/><draw:image xlink:href="./ObjectReplacements/Object 25" xlink:type="simple" xlink:show="embed" xlink:actuate="onLoad"/></draw:frame></text:p>
          <text:p text:style-name="P7"><draw:frame draw:style-name="fr3" draw:name="Object15" text:anchor-type="as-char" svg:y="-0.9508in" svg:width="2.0827in" svg:height="1.848in" draw:z-index="30"><draw:object xlink:href="./Object 15" xlink:type="simple" xlink:show="embed" xlink:actuate="onLoad"/><draw:image xlink:href="./ObjectReplacements/Object 15" xlink:type="simple" xlink:show="embed" xlink:actuate="onLoad"/></draw:frame><draw:frame draw:style-name="fr3" draw:name="Object23" text:anchor-type="as-char" svg:y="-0.4335in" svg:width="2.2827in" svg:height="0.8071in" draw:z-index="31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7">prove<draw:frame draw:style-name="fr1" draw:name="Object1" text:anchor-type="as-char" svg:y="-0.2689in" svg:width="1.2953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7">let <draw:frame draw:style-name="fr1" draw:name="Object2" text:anchor-type="as-char" svg:y="-0.1484in" svg:width="0.82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convert q to exponential form <draw:frame draw:style-name="fr1" draw:name="Object3" text:anchor-type="as-char" svg:y="-0.172in" svg:width="0.4866in" svg:height="0.20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p text:style-name="P7">let <draw:frame draw:style-name="fr1" draw:name="Object4" text:anchor-type="as-char" svg:y="-0.1484in" svg:width="0.8453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convert w to exponential form <draw:frame draw:style-name="fr1" draw:name="Object5" text:anchor-type="as-char" svg:y="-0.172in" svg:width="0.478in" svg:height="0.20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text:p text:style-name="P7">let <draw:frame draw:style-name="fr1" draw:name="Object6" text:anchor-type="as-char" svg:y="-0.1484in" svg:width="0.8244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convert r to exponential form <draw:frame draw:style-name="fr1" draw:name="Object7" text:anchor-type="as-char" svg:y="-0.172in" svg:width="0.4752in" svg:height="0.20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P2"/>
      <text:p text:style-name="P2"><text:tab/>find h for both<draw:frame draw:style-name="fr1" draw:name="Object8" text:anchor-type="as-char" svg:y="-0.298in" svg:width="0.5654in" svg:height="0.536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tab/><text:tab/><draw:frame draw:style-name="fr1" draw:name="Object9" text:anchor-type="as-char" svg:y="-0.298in" svg:width="0.5646in" svg:height="0.536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><text:tab/>solve for x<draw:frame draw:style-name="fr1" draw:name="Object10" text:anchor-type="as-char" svg:y="-0.3543in" svg:width="0.7346in" svg:height="0.648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><text:tab/>substitute x back into first formula</text:p>
      <text:p text:style-name="P2"><text:tab/><draw:frame draw:style-name="fr1" draw:name="Object11" text:anchor-type="as-char" svg:y="-0.2846in" svg:width="0.6717in" svg:height="0.320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"><text:tab/>therefore</text:p>
      <text:p text:style-name="P2"><text:tab/><text:span text:style-name="T1"><draw:frame draw:style-name="fr1" draw:name="Object12" text:anchor-type="as-char" svg:y="-0.2437in" svg:width="0.4665in" svg:height="0.3929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"><text:tab/></text:p>
      <text:p text:style-name="P2"><text:tab/>substitute values back in</text:p>
      <text:p text:style-name="P2"><text:tab/><draw:frame draw:style-name="fr1" draw:name="Object13" text:anchor-type="as-char" svg:y="-0.2689in" svg:width="1.2953in" svg:height="0.4425in" draw:z-index="12"><draw:object xlink:href="./Object 13" xlink:type="simple" xlink:show="embed" xlink:actuate="onLoad"/><draw:image xlink:href="./ObjectReplacements/Object 13" xlink:type="simple" xlink:show="embed" xlink:actuate="onLoad"/></draw:frame></text:p>
      <text:list xml:id="list30727128" text:continue-numbering="true" text:style-name="L1">
        <text:list-header>
          <text:p text:style-name="P7"/>
        </text:list-header>
        <text:list-item>
          <text:p text:style-name="P7"><text:s/>Analysis for linear search for an array size 100 repeated N times</text:p>
          <text:p text:style-name="P7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ext:soft-page-break/>
        <table:table-row>
          <table:table-cell table:style-name="Table1.A1" office:value-type="string">
            <text:p text:style-name="P4">N</text:p>
          </table:table-cell>
          <table:table-cell table:style-name="Table1.A1" office:value-type="string">
            <text:p text:style-name="P4">Difference</text:p>
          </table:table-cell>
          <table:table-cell table:style-name="Table1.A1" office:value-type="string">
            <text:p text:style-name="P4">Total Operations</text:p>
          </table:table-cell>
          <table:table-cell table:style-name="Table1.D1" office:value-type="string">
            <text:p text:style-name="P4">Time (ms)</text:p>
          </table:table-cell>
        </table:table-row>
        <table:table-row>
          <table:table-cell table:style-name="Table1.A2" office:value-type="float" office:value="1000000">
            <text:p text:style-name="P4">1.00E+006</text:p>
          </table:table-cell>
          <table:table-cell table:style-name="Table1.B2">
            <text:p text:style-name="P4"/>
          </table:table-cell>
          <table:table-cell table:style-name="Table1.B2" office:value-type="float" office:value="301000000">
            <text:p text:style-name="P4">301000000</text:p>
          </table:table-cell>
          <table:table-cell table:style-name="Table1.D2" office:value-type="float" office:value="512">
            <text:p text:style-name="P4">512</text:p>
          </table:table-cell>
        </table:table-row>
        <table:table-row>
          <table:table-cell table:style-name="Table1.A2" office:value-type="float" office:value="2000000">
            <text:p text:style-name="P4">2.00E+006</text:p>
          </table:table-cell>
          <table:table-cell table:style-name="Table1.B2" table:formula="ooow:&lt;C3&gt;-&lt;C2&gt;" office:value-type="float" office:value="301000000">
            <text:p text:style-name="P4">301000000</text:p>
          </table:table-cell>
          <table:table-cell table:style-name="Table1.B2" office:value-type="float" office:value="602000000">
            <text:p text:style-name="P4">602000000</text:p>
          </table:table-cell>
          <table:table-cell table:style-name="Table1.D2" office:value-type="float" office:value="996">
            <text:p text:style-name="P4">996</text:p>
          </table:table-cell>
        </table:table-row>
        <table:table-row>
          <table:table-cell table:style-name="Table1.A2" office:value-type="float" office:value="4000000">
            <text:p text:style-name="P4">4.00E+006</text:p>
          </table:table-cell>
          <table:table-cell table:style-name="Table1.B2" table:formula="ooow:&lt;C4&gt;-&lt;C3&gt;" office:value-type="float" office:value="602000000">
            <text:p text:style-name="P4">602000000</text:p>
          </table:table-cell>
          <table:table-cell table:style-name="Table1.B2" office:value-type="float" office:value="1204000000">
            <text:p text:style-name="P4">1204000000</text:p>
          </table:table-cell>
          <table:table-cell table:style-name="Table1.D2" office:value-type="float" office:value="2274">
            <text:p text:style-name="P4">2274</text:p>
          </table:table-cell>
        </table:table-row>
        <table:table-row>
          <table:table-cell table:style-name="Table1.A2" office:value-type="float" office:value="8000000">
            <text:p text:style-name="P4">8.00E+006</text:p>
          </table:table-cell>
          <table:table-cell table:style-name="Table1.B2" table:formula="ooow:&lt;C5&gt;-&lt;C4&gt;" office:value-type="float" office:value="1204000000">
            <text:p text:style-name="P4">1204000000</text:p>
          </table:table-cell>
          <table:table-cell table:style-name="Table1.B2" office:value-type="float" office:value="2408000000">
            <text:p text:style-name="P4">2408000000</text:p>
          </table:table-cell>
          <table:table-cell table:style-name="Table1.D2" office:value-type="float" office:value="4919">
            <text:p text:style-name="P4">4919</text:p>
          </table:table-cell>
        </table:table-row>
      </table:table>
      <text:list xml:id="list30749549" text:continue-numbering="true" text:style-name="L1">
        <text:list-header>
          <text:p text:style-name="P7">Operations graph for linear search. Which is an <draw:frame draw:style-name="fr1" draw:name="Object19" text:anchor-type="as-char" svg:y="-0.1484in" svg:width="0.4862in" svg:height="0.190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function</text:p>
        </text:list-header>
      </text:list>
      <text:p text:style-name="P2"><draw:frame draw:style-name="fr2" draw:name="Object14" text:anchor-type="paragraph" svg:x="0.2228in" svg:y="0.0319in" svg:width="6.2984in" svg:height="2.4366in" draw:z-index="14"><draw:object xlink:href="./Object 14" xlink:type="simple" xlink:show="embed" xlink:actuate="onLoad" draw:notify-on-update-of-ranges="Table1"/><draw:image xlink:href="./ObjectReplacements/Object 14" xlink:type="simple" xlink:show="embed" xlink:actuate="onLoad"/></draw:frame></text:p>
      <text:list xml:id="list30726051" text:continue-numbering="true" text:style-name="L1">
        <text:list-header>
          <text:p text:style-name="P7">The time and the operations graph look exactly the same</text:p>
          <text:p text:style-name="P7"/>
          <text:p text:style-name="P7">Analysis for binary search</text:p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row>
          <table:table-cell table:style-name="Table2.A1" office:value-type="string">
            <text:p text:style-name="P4">N</text:p>
          </table:table-cell>
          <table:table-cell table:style-name="Table2.A1" office:value-type="string">
            <text:p text:style-name="P4">Difference</text:p>
          </table:table-cell>
          <table:table-cell table:style-name="Table2.A1" office:value-type="string">
            <text:p text:style-name="P4">Total Operations</text:p>
          </table:table-cell>
          <table:table-cell table:style-name="Table2.D1" office:value-type="string">
            <text:p text:style-name="P4">Time (ms)</text:p>
          </table:table-cell>
        </table:table-row>
        <table:table-row>
          <table:table-cell table:style-name="Table2.A2" office:value-type="float" office:value="1000000">
            <text:p text:style-name="P4">1.00E+006</text:p>
          </table:table-cell>
          <table:table-cell table:style-name="Table2.B2">
            <text:p text:style-name="P4"/>
          </table:table-cell>
          <table:table-cell table:style-name="Table2.B2" office:value-type="float" office:value="337192628">
            <text:p text:style-name="P4">337192628</text:p>
          </table:table-cell>
          <table:table-cell table:style-name="Table2.D2" office:value-type="float" office:value="758">
            <text:p text:style-name="P4">758</text:p>
          </table:table-cell>
        </table:table-row>
        <table:table-row>
          <table:table-cell table:style-name="Table2.A2" office:value-type="float" office:value="2000000">
            <text:p text:style-name="P4">2.00E+006</text:p>
          </table:table-cell>
          <table:table-cell table:style-name="Table2.B2" table:formula="ooow:&lt;C3&gt;-&lt;C2&gt;" office:value-type="float" office:value="337199843">
            <text:p text:style-name="P4">337199843</text:p>
          </table:table-cell>
          <table:table-cell table:style-name="Table2.B2" office:value-type="float" office:value="674392471">
            <text:p text:style-name="P4">674392471</text:p>
          </table:table-cell>
          <table:table-cell table:style-name="Table2.D2" office:value-type="float" office:value="1485">
            <text:p text:style-name="P4">1485</text:p>
          </table:table-cell>
        </table:table-row>
        <table:table-row>
          <table:table-cell table:style-name="Table2.A2" office:value-type="float" office:value="4000000">
            <text:p text:style-name="P4">4.00E+006</text:p>
          </table:table-cell>
          <table:table-cell table:style-name="Table2.B2" table:formula="ooow:&lt;C4&gt;-&lt;C3&gt;" office:value-type="float" office:value="674414164">
            <text:p text:style-name="P4">674414164</text:p>
          </table:table-cell>
          <table:table-cell table:style-name="Table2.B2" office:value-type="float" office:value="1348806635">
            <text:p text:style-name="P4">1348806635</text:p>
          </table:table-cell>
          <table:table-cell table:style-name="Table2.D2" office:value-type="float" office:value="2904">
            <text:p text:style-name="P4">2904</text:p>
          </table:table-cell>
        </table:table-row>
        <table:table-row>
          <table:table-cell table:style-name="Table2.A2" office:value-type="float" office:value="8000000">
            <text:p text:style-name="P4">8.00E+006</text:p>
          </table:table-cell>
          <table:table-cell table:style-name="Table2.B2" table:formula="ooow:&lt;C5&gt;-&lt;C4&gt;" office:value-type="float" office:value="1348788893">
            <text:p text:style-name="P4">1348788893</text:p>
          </table:table-cell>
          <table:table-cell table:style-name="Table2.B2" office:value-type="float" office:value="2697595528">
            <text:p text:style-name="P4">2697595528</text:p>
          </table:table-cell>
          <table:table-cell table:style-name="Table2.D2" office:value-type="float" office:value="5749">
            <text:p text:style-name="P4">5749</text:p>
          </table:table-cell>
        </table:table-row>
      </table:table>
      <text:list xml:id="list30749269" text:continue-numbering="true" text:style-name="L1">
        <text:list-header>
          <text:p text:style-name="P7"><draw:frame draw:style-name="fr2" draw:name="Object16" text:anchor-type="paragraph" svg:x="0.4154in" svg:y="0.0634in" svg:width="6.302in" svg:height="2.5311in" draw:z-index="13"><draw:object xlink:href="./Object 16" xlink:type="simple" xlink:show="embed" xlink:actuate="onLoad" draw:notify-on-update-of-ranges="Table2"/><draw:image xlink:href="./ObjectReplacements/Object 16" xlink:type="simple" xlink:show="embed" xlink:actuate="onLoad"/></draw:frame>Graph for binary search. Which is <draw:frame draw:style-name="fr1" draw:name="Object18" text:anchor-type="as-char" svg:y="-0.172in" svg:width="1.178in" svg:height="0.2335in" draw:z-index="15"><draw:object xlink:href="./Object 17" xlink:type="simple" xlink:show="embed" xlink:actuate="onLoad"/><draw:image xlink:href="./ObjectReplacements/Object 17" xlink:type="simple" xlink:show="embed" xlink:actuate="onLoad"/></draw:frame></text:p>
          <text:p text:style-name="P7"><text:soft-page-break/></text:p>
        </text:list-header>
        <text:list-item>
          <text:p text:style-name="P7">Analysis of a <draw:frame draw:style-name="fr1" draw:name="Object20" text:anchor-type="as-char" svg:y="-0.172in" svg:width="0.5398in" svg:height="0.2146in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sort function sorting 1%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row>
          <table:table-cell table:style-name="Table3.A1" office:value-type="string">
            <text:p text:style-name="P4">N</text:p>
          </table:table-cell>
          <table:table-cell table:style-name="Table3.A1" office:value-type="string">
            <text:p text:style-name="P4">Difference</text:p>
          </table:table-cell>
          <table:table-cell table:style-name="Table3.A1" office:value-type="string">
            <text:p text:style-name="P4">Operations</text:p>
          </table:table-cell>
          <table:table-cell table:style-name="Table3.D1" office:value-type="string">
            <text:p text:style-name="P4">Time (ms)</text:p>
          </table:table-cell>
        </table:table-row>
        <table:table-row>
          <table:table-cell table:style-name="Table3.A2" office:value-type="float" office:value="10000">
            <text:p text:style-name="P4">10000</text:p>
          </table:table-cell>
          <table:table-cell table:style-name="Table3.A2">
            <text:p text:style-name="P4"/>
          </table:table-cell>
          <table:table-cell table:style-name="Table3.A2" office:value-type="float" office:value="306148138">
            <text:p text:style-name="P4">306148138</text:p>
          </table:table-cell>
          <table:table-cell table:style-name="Table3.D2" office:value-type="float" office:value="616">
            <text:p text:style-name="P4">616</text:p>
          </table:table-cell>
        </table:table-row>
        <table:table-row>
          <table:table-cell table:style-name="Table3.A2" office:value-type="float" office:value="20000">
            <text:p text:style-name="P4">20000</text:p>
          </table:table-cell>
          <table:table-cell table:style-name="Table3.A2" table:formula="ooow:&lt;C3&gt;-&lt;C2&gt;" office:value-type="float" office:value="306143458">
            <text:p text:style-name="P4">306143458</text:p>
          </table:table-cell>
          <table:table-cell table:style-name="Table3.A2" office:value-type="float" office:value="612291596">
            <text:p text:style-name="P4">612291596</text:p>
          </table:table-cell>
          <table:table-cell table:style-name="Table3.D2" office:value-type="float" office:value="1219">
            <text:p text:style-name="P4">1219</text:p>
          </table:table-cell>
        </table:table-row>
        <table:table-row>
          <table:table-cell table:style-name="Table3.A2" office:value-type="float" office:value="40000">
            <text:p text:style-name="P4">40000</text:p>
          </table:table-cell>
          <table:table-cell table:style-name="Table3.A2" table:formula="ooow:&lt;C4&gt;-&lt;C3&gt;" office:value-type="float" office:value="612272963">
            <text:p text:style-name="P4">612272963</text:p>
          </table:table-cell>
          <table:table-cell table:style-name="Table3.A2" office:value-type="float" office:value="1224564559">
            <text:p text:style-name="P4">1224564559</text:p>
          </table:table-cell>
          <table:table-cell table:style-name="Table3.D2" office:value-type="float" office:value="2457">
            <text:p text:style-name="P4">2457</text:p>
          </table:table-cell>
        </table:table-row>
        <table:table-row>
          <table:table-cell table:style-name="Table3.A2" office:value-type="float" office:value="80000">
            <text:p text:style-name="P4">80000</text:p>
          </table:table-cell>
          <table:table-cell table:style-name="Table3.A2" table:formula="ooow:&lt;C5&gt;-&lt;C4&gt;" office:value-type="float" office:value="1224659596">
            <text:p text:style-name="P4">1224659596</text:p>
          </table:table-cell>
          <table:table-cell table:style-name="Table3.A2" office:value-type="float" office:value="2449224155">
            <text:p text:style-name="P4">2449224155</text:p>
          </table:table-cell>
          <table:table-cell table:style-name="Table3.D2" office:value-type="float" office:value="5013">
            <text:p text:style-name="P4">5013</text:p>
          </table:table-cell>
        </table:table-row>
      </table:table>
      <text:p text:style-name="P2"><draw:frame draw:style-name="fr2" draw:name="Object21" text:anchor-type="paragraph" svg:x="0.2819in" svg:y="0.0661in" svg:width="6.2984in" svg:height="2.6543in" draw:z-index="16"><draw:object xlink:href="./Object 21" xlink:type="simple" xlink:show="embed" xlink:actuate="onLoad" draw:notify-on-update-of-ranges="Table3"/><draw:image xlink:href="./ObjectReplacements/Object 21" xlink:type="simple" xlink:show="embed" xlink:actuate="onLoad"/></draw:frame></text:p>
      <text:list xml:id="list30749626" text:continue-numbering="true" text:style-name="L1">
        <text:list-header>
          <text:p text:style-name="P7"/>
          <text:p text:style-name="P9"/>
        </text:list-header>
        <text:list-item>
          <text:p text:style-name="P7">Analysis for simple vector</text:p>
          <text:p text:style-name="P7">Insert front</text:p>
        </text:list-item>
      </text:list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4">N</text:p>
          </table:table-cell>
          <table:table-cell table:style-name="Table6.A1" office:value-type="string">
            <text:p text:style-name="P4">Difference</text:p>
          </table:table-cell>
          <table:table-cell table:style-name="Table6.A1" office:value-type="string">
            <text:p text:style-name="P4">Total Operations</text:p>
          </table:table-cell>
          <table:table-cell table:style-name="Table6.D1" office:value-type="string">
            <text:p text:style-name="P4">Time Milliseconds</text:p>
          </table:table-cell>
        </table:table-row>
        <table:table-row>
          <table:table-cell table:style-name="Table6.A2" office:value-type="float" office:value="1000">
            <text:p text:style-name="P4">1000</text:p>
          </table:table-cell>
          <table:table-cell table:style-name="Table6.B2" office:value-type="string">
            <text:p text:style-name="P4"/>
          </table:table-cell>
          <table:table-cell table:style-name="Table6.A2" office:value-type="float" office:value="1502500">
            <text:p text:style-name="P4">1502500</text:p>
          </table:table-cell>
          <table:table-cell table:style-name="Table6.D2" office:value-type="float" office:value="5">
            <text:p text:style-name="P4">5</text:p>
          </table:table-cell>
        </table:table-row>
        <table:table-row>
          <table:table-cell table:style-name="Table6.A2" office:value-type="float" office:value="2000">
            <text:p text:style-name="P4">2000</text:p>
          </table:table-cell>
          <table:table-cell table:style-name="Table6.A2" table:formula="ooow:&lt;C3&gt;-&lt;C2&gt;" office:value-type="float" office:value="4502500">
            <text:p text:style-name="P4">4502500</text:p>
          </table:table-cell>
          <table:table-cell table:style-name="Table6.A2" office:value-type="float" office:value="6005000">
            <text:p text:style-name="P4">6005000</text:p>
          </table:table-cell>
          <table:table-cell table:style-name="Table6.D2" office:value-type="float" office:value="14">
            <text:p text:style-name="P4">14</text:p>
          </table:table-cell>
        </table:table-row>
        <table:table-row>
          <table:table-cell table:style-name="Table6.A2" office:value-type="float" office:value="4000">
            <text:p text:style-name="P4">4000</text:p>
          </table:table-cell>
          <table:table-cell table:style-name="Table6.A2" table:formula="ooow:&lt;C4&gt;-&lt;C3&gt;" office:value-type="float" office:value="18005000">
            <text:p text:style-name="P4">18005000</text:p>
          </table:table-cell>
          <table:table-cell table:style-name="Table6.A2" office:value-type="float" office:value="24010000">
            <text:p text:style-name="P4">24010000</text:p>
          </table:table-cell>
          <table:table-cell table:style-name="Table6.D2" office:value-type="float" office:value="54">
            <text:p text:style-name="P4">54</text:p>
          </table:table-cell>
        </table:table-row>
        <table:table-row>
          <table:table-cell table:style-name="Table6.A2" office:value-type="float" office:value="8000">
            <text:p text:style-name="P4">8000</text:p>
          </table:table-cell>
          <table:table-cell table:style-name="Table6.A2" table:formula="ooow:&lt;C5&gt;-&lt;C4&gt;" office:value-type="float" office:value="72010000">
            <text:p text:style-name="P4">72010000</text:p>
          </table:table-cell>
          <table:table-cell table:style-name="Table6.A2" office:value-type="float" office:value="96020000">
            <text:p text:style-name="P4">96020000</text:p>
          </table:table-cell>
          <table:table-cell table:style-name="Table6.D2" office:value-type="float" office:value="190">
            <text:p text:style-name="P4">190</text:p>
          </table:table-cell>
        </table:table-row>
      </table:table>
      <text:list xml:id="list30737626" text:continue-numbering="true" text:style-name="L1">
        <text:list-header>
          <text:p text:style-name="P7"><draw:frame draw:style-name="fr2" draw:name="Object27" text:anchor-type="paragraph" svg:x="0.1134in" svg:y="0.1402in" svg:width="6.302in" svg:height="2.4071in" draw:z-index="19"><draw:object xlink:href="./Object 29" xlink:type="simple" xlink:show="embed" xlink:actuate="onLoad" draw:notify-on-update-of-ranges="Table6"/><draw:image xlink:href="./ObjectReplacements/Object 29" xlink:type="simple" xlink:show="embed" xlink:actuate="onLoad"/></draw:frame>Insert front is an O(n) function</text:p>
          <text:p text:style-name="P7"/>
        </text:list-header>
        <text:list-item>
          <text:p text:style-name="P7"/>
          <text:p text:style-name="P7">Insert Back</text:p>
        </text:list-item>
      </text:list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4">N</text:p>
          </table:table-cell>
          <table:table-cell table:style-name="Table7.A1" office:value-type="string">
            <text:p text:style-name="P4">Difference</text:p>
          </table:table-cell>
          <table:table-cell table:style-name="Table7.A1" office:value-type="string">
            <text:p text:style-name="P4">Total Operations</text:p>
          </table:table-cell>
          <table:table-cell table:style-name="Table7.D1" office:value-type="string">
            <text:p text:style-name="P4">Time Milliseconds</text:p>
          </table:table-cell>
        </table:table-row>
        <table:table-row>
          <table:table-cell table:style-name="Table7.A2" office:value-type="float" office:value="1000">
            <text:p text:style-name="P4">1000</text:p>
          </table:table-cell>
          <table:table-cell table:style-name="Table7.B2" office:value-type="string">
            <text:p text:style-name="P4"/>
          </table:table-cell>
          <table:table-cell table:style-name="Table7.A2" office:value-type="float" office:value="3000">
            <text:p text:style-name="P4">3000</text:p>
          </table:table-cell>
          <table:table-cell table:style-name="Table7.D2" office:value-type="float" office:value="0">
            <text:p text:style-name="P4">0</text:p>
          </table:table-cell>
        </table:table-row>
        <table:table-row>
          <table:table-cell table:style-name="Table7.A2" office:value-type="float" office:value="2000">
            <text:p text:style-name="P4">2000</text:p>
          </table:table-cell>
          <table:table-cell table:style-name="Table7.A2" table:formula="ooow:&lt;C3&gt;-&lt;C2&gt;" office:value-type="float" office:value="3000">
            <text:p text:style-name="P4">3000</text:p>
          </table:table-cell>
          <table:table-cell table:style-name="Table7.A2" office:value-type="float" office:value="6000">
            <text:p text:style-name="P4">6000</text:p>
          </table:table-cell>
          <table:table-cell table:style-name="Table7.D2" office:value-type="float" office:value="0">
            <text:p text:style-name="P4">0</text:p>
          </table:table-cell>
        </table:table-row>
        <table:table-row>
          <table:table-cell table:style-name="Table7.A2" office:value-type="float" office:value="4000">
            <text:p text:style-name="P4">4000</text:p>
          </table:table-cell>
          <table:table-cell table:style-name="Table7.A2" table:formula="ooow:&lt;C4&gt;-&lt;C3&gt;" office:value-type="float" office:value="6000">
            <text:p text:style-name="P4">6000</text:p>
          </table:table-cell>
          <table:table-cell table:style-name="Table7.A2" office:value-type="float" office:value="12000">
            <text:p text:style-name="P4">12000</text:p>
          </table:table-cell>
          <table:table-cell table:style-name="Table7.D2" office:value-type="float" office:value="0">
            <text:p text:style-name="P4">0</text:p>
          </table:table-cell>
        </table:table-row>
        <table:table-row>
          <table:table-cell table:style-name="Table7.A2" office:value-type="float" office:value="8000">
            <text:p text:style-name="P4">8000</text:p>
          </table:table-cell>
          <table:table-cell table:style-name="Table7.A2" table:formula="ooow:&lt;C5&gt;-&lt;C4&gt;" office:value-type="float" office:value="12000">
            <text:p text:style-name="P4">12000</text:p>
          </table:table-cell>
          <table:table-cell table:style-name="Table7.A2" office:value-type="float" office:value="24000">
            <text:p text:style-name="P4">24000</text:p>
          </table:table-cell>
          <table:table-cell table:style-name="Table7.D2" office:value-type="float" office:value="0">
            <text:p text:style-name="P4">0</text:p>
          </table:table-cell>
        </table:table-row>
      </table:table>
      <text:list xml:id="list30749836" text:continue-numbering="true" text:style-name="L1">
        <text:list-header>
          <text:p text:style-name="P7"><draw:frame draw:style-name="fr2" draw:name="Object28" text:anchor-type="paragraph" svg:x="0.3339in" svg:y="0.0272in" svg:width="6.2984in" svg:height="2.2075in" draw:z-index="20"><draw:object xlink:href="./Object 30" xlink:type="simple" xlink:show="embed" xlink:actuate="onLoad" draw:notify-on-update-of-ranges="Table7"/><draw:image xlink:href="./ObjectReplacements/Object 30" xlink:type="simple" xlink:show="embed" xlink:actuate="onLoad"/></draw:frame>Insert back is a O(1) function.</text:p>
          <text:p text:style-name="P7"><text:soft-page-break/></text:p>
          <text:p text:style-name="P7">Insert Sorted</text:p>
        </text:list-header>
      </text:list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4">N</text:p>
          </table:table-cell>
          <table:table-cell table:style-name="Table8.A1" office:value-type="string">
            <text:p text:style-name="P4">Difference</text:p>
          </table:table-cell>
          <table:table-cell table:style-name="Table8.A1" office:value-type="string">
            <text:p text:style-name="P4">Total Operations</text:p>
          </table:table-cell>
          <table:table-cell table:style-name="Table8.D1" office:value-type="string">
            <text:p text:style-name="P4">Time Milliseconds</text:p>
          </table:table-cell>
        </table:table-row>
        <table:table-row>
          <table:table-cell table:style-name="Table8.A2" office:value-type="float" office:value="1000">
            <text:p text:style-name="P4">1000</text:p>
          </table:table-cell>
          <table:table-cell table:style-name="Table8.B2" office:value-type="string">
            <text:p text:style-name="P4"/>
          </table:table-cell>
          <table:table-cell table:style-name="Table8.A2" office:value-type="float" office:value="793246">
            <text:p text:style-name="P4">793246</text:p>
          </table:table-cell>
          <table:table-cell table:style-name="Table8.D2" office:value-type="float" office:value="1">
            <text:p text:style-name="P4">1</text:p>
          </table:table-cell>
        </table:table-row>
        <table:table-row>
          <table:table-cell table:style-name="Table8.A2" office:value-type="float" office:value="2000">
            <text:p text:style-name="P4">2000</text:p>
          </table:table-cell>
          <table:table-cell table:style-name="Table8.A2" table:formula="ooow:&lt;C3&gt;-&lt;C2&gt;" office:value-type="float" office:value="2267749">
            <text:p text:style-name="P4">2267749</text:p>
          </table:table-cell>
          <table:table-cell table:style-name="Table8.A2" office:value-type="float" office:value="3060995">
            <text:p text:style-name="P4">3060995</text:p>
          </table:table-cell>
          <table:table-cell table:style-name="Table8.D2" office:value-type="float" office:value="9">
            <text:p text:style-name="P4">9</text:p>
          </table:table-cell>
        </table:table-row>
        <table:table-row>
          <table:table-cell table:style-name="Table8.A2" office:value-type="float" office:value="4000">
            <text:p text:style-name="P4">4000</text:p>
          </table:table-cell>
          <table:table-cell table:style-name="Table8.A2" table:formula="ooow:&lt;C4&gt;-&lt;C3&gt;" office:value-type="float" office:value="8996916">
            <text:p text:style-name="P4">8996916</text:p>
          </table:table-cell>
          <table:table-cell table:style-name="Table8.A2" office:value-type="float" office:value="12057911">
            <text:p text:style-name="P4">12057911</text:p>
          </table:table-cell>
          <table:table-cell table:style-name="Table8.D2" office:value-type="float" office:value="31">
            <text:p text:style-name="P4">31</text:p>
          </table:table-cell>
        </table:table-row>
        <table:table-row>
          <table:table-cell table:style-name="Table8.A2" office:value-type="float" office:value="8000">
            <text:p text:style-name="P4">8000</text:p>
          </table:table-cell>
          <table:table-cell table:style-name="Table8.A2" table:formula="ooow:&lt;C5&gt;-&lt;C4&gt;" office:value-type="float" office:value="36166507">
            <text:p text:style-name="P4">36166507</text:p>
          </table:table-cell>
          <table:table-cell table:style-name="Table8.A2" office:value-type="float" office:value="48224418">
            <text:p text:style-name="P4">48224418</text:p>
          </table:table-cell>
          <table:table-cell table:style-name="Table8.D2" office:value-type="float" office:value="103">
            <text:p text:style-name="P4">103</text:p>
          </table:table-cell>
        </table:table-row>
      </table:table>
      <text:list xml:id="list30741381" text:continue-numbering="true" text:style-name="L1">
        <text:list-header>
          <text:p text:style-name="P7"><draw:frame draw:style-name="fr2" draw:name="Object29" text:anchor-type="paragraph" svg:x="0.5425in" svg:y="0.0035in" svg:width="6.2984in" svg:height="2.4398in" draw:z-index="21"><draw:object xlink:href="./Object 31" xlink:type="simple" xlink:show="embed" xlink:actuate="onLoad" draw:notify-on-update-of-ranges="Table8"/><draw:image xlink:href="./ObjectReplacements/Object 31" xlink:type="simple" xlink:show="embed" xlink:actuate="onLoad"/></draw:frame>Insert sorted is a O(N) function. Because the binary search/insertion combo</text:p>
        </text:list-header>
      </text:list>
      <text:p text:style-name="P2">Analysis for an Optimized vector</text:p>
      <text:list xml:id="list30729960" text:continue-numbering="true" text:style-name="L1">
        <text:list-header>
          <text:p text:style-name="P7">Insert front</text:p>
        </text:list-header>
      </text:list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4">N</text:p>
          </table:table-cell>
          <table:table-cell table:style-name="Table9.A1" office:value-type="string">
            <text:p text:style-name="P4">Difference</text:p>
          </table:table-cell>
          <table:table-cell table:style-name="Table9.A1" office:value-type="string">
            <text:p text:style-name="P4">Total Operations</text:p>
          </table:table-cell>
          <table:table-cell table:style-name="Table9.D1" office:value-type="string">
            <text:p text:style-name="P4">Time Milliseconds</text:p>
          </table:table-cell>
        </table:table-row>
        <table:table-row>
          <table:table-cell table:style-name="Table9.A2" office:value-type="float" office:value="1000">
            <text:p text:style-name="P4">1000</text:p>
          </table:table-cell>
          <table:table-cell table:style-name="Table9.B2" office:value-type="string">
            <text:p text:style-name="P4"/>
          </table:table-cell>
          <table:table-cell table:style-name="Table9.A2" office:value-type="float" office:value="1502521">
            <text:p text:style-name="P4">1502521</text:p>
          </table:table-cell>
          <table:table-cell table:style-name="Table9.D2" office:value-type="float" office:value="3">
            <text:p text:style-name="P4">3</text:p>
          </table:table-cell>
        </table:table-row>
        <table:table-row>
          <table:table-cell table:style-name="Table9.A2" office:value-type="float" office:value="2000">
            <text:p text:style-name="P4">2000</text:p>
          </table:table-cell>
          <table:table-cell table:style-name="Table9.A2" table:formula="ooow:&lt;C3&gt;-&lt;C2&gt;" office:value-type="float" office:value="4502503">
            <text:p text:style-name="P4">4502503</text:p>
          </table:table-cell>
          <table:table-cell table:style-name="Table9.A2" office:value-type="float" office:value="6005024">
            <text:p text:style-name="P4">6005024</text:p>
          </table:table-cell>
          <table:table-cell table:style-name="Table9.D2" office:value-type="float" office:value="16">
            <text:p text:style-name="P4">16</text:p>
          </table:table-cell>
        </table:table-row>
        <table:table-row>
          <table:table-cell table:style-name="Table9.A2" office:value-type="float" office:value="4000">
            <text:p text:style-name="P4">4000</text:p>
          </table:table-cell>
          <table:table-cell table:style-name="Table9.A2" table:formula="ooow:&lt;C4&gt;-&lt;C3&gt;" office:value-type="float" office:value="18005003">
            <text:p text:style-name="P4">18005003</text:p>
          </table:table-cell>
          <table:table-cell table:style-name="Table9.A2" office:value-type="float" office:value="24010027">
            <text:p text:style-name="P4">24010027</text:p>
          </table:table-cell>
          <table:table-cell table:style-name="Table9.D2" office:value-type="float" office:value="53">
            <text:p text:style-name="P4">53</text:p>
          </table:table-cell>
        </table:table-row>
        <table:table-row>
          <table:table-cell table:style-name="Table9.A2" office:value-type="float" office:value="8000">
            <text:p text:style-name="P4">8000</text:p>
          </table:table-cell>
          <table:table-cell table:style-name="Table9.A2" table:formula="ooow:&lt;C5&gt;-&lt;C4&gt;" office:value-type="float" office:value="72010003">
            <text:p text:style-name="P4">72010003</text:p>
          </table:table-cell>
          <table:table-cell table:style-name="Table9.A2" office:value-type="float" office:value="96020030">
            <text:p text:style-name="P4">96020030</text:p>
          </table:table-cell>
          <table:table-cell table:style-name="Table9.D2" office:value-type="float" office:value="198">
            <text:p text:style-name="P4">198</text:p>
          </table:table-cell>
        </table:table-row>
      </table:table>
      <text:p text:style-name="P2"><draw:frame draw:style-name="fr2" draw:name="Object17" text:anchor-type="paragraph" svg:x="0.0945in" svg:y="0.152in" svg:width="6.2984in" svg:height="2.6661in" draw:z-index="22"><draw:object xlink:href="./Object 32" xlink:type="simple" xlink:show="embed" xlink:actuate="onLoad" draw:notify-on-update-of-ranges="Table9"/><draw:image xlink:href="./ObjectReplacements/Object 32" xlink:type="simple" xlink:show="embed" xlink:actuate="onLoad"/></draw:frame><text:soft-page-break/><text:tab/>Insert Front is a O(N) function</text:p>
      <text:p text:style-name="P2"><text:tab/></text:p>
      <text:list xml:id="list30747790" text:continue-numbering="true" text:style-name="L1">
        <text:list-header>
          <text:p text:style-name="P7">Insert Back</text:p>
        </text:list-header>
      </text:list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4">N</text:p>
          </table:table-cell>
          <table:table-cell table:style-name="Table10.A1" office:value-type="string">
            <text:p text:style-name="P4">Difference</text:p>
          </table:table-cell>
          <table:table-cell table:style-name="Table10.A1" office:value-type="string">
            <text:p text:style-name="P4">Total Operations</text:p>
          </table:table-cell>
          <table:table-cell table:style-name="Table10.D1" office:value-type="string">
            <text:p text:style-name="P4">Time Milliseconds</text:p>
          </table:table-cell>
        </table:table-row>
        <table:table-row>
          <table:table-cell table:style-name="Table10.A2" office:value-type="float" office:value="1000">
            <text:p text:style-name="P4">1000</text:p>
          </table:table-cell>
          <table:table-cell table:style-name="Table10.B2" office:value-type="string">
            <text:p text:style-name="P4"/>
          </table:table-cell>
          <table:table-cell table:style-name="Table10.A2" office:value-type="float" office:value="5838">
            <text:p text:style-name="P4">5838</text:p>
          </table:table-cell>
          <table:table-cell table:style-name="Table10.D2" office:value-type="float" office:value="0">
            <text:p text:style-name="P4">0</text:p>
          </table:table-cell>
        </table:table-row>
        <table:table-row>
          <table:table-cell table:style-name="Table10.A2" office:value-type="float" office:value="2000">
            <text:p text:style-name="P4">2000</text:p>
          </table:table-cell>
          <table:table-cell table:style-name="Table10.A2" table:formula="ooow:&lt;C3&gt;-&lt;C2&gt;" office:value-type="float" office:value="5844">
            <text:p text:style-name="P4">5844</text:p>
          </table:table-cell>
          <table:table-cell table:style-name="Table10.A2" office:value-type="float" office:value="11682">
            <text:p text:style-name="P4">11682</text:p>
          </table:table-cell>
          <table:table-cell table:style-name="Table10.D2" office:value-type="float" office:value="0">
            <text:p text:style-name="P4">0</text:p>
          </table:table-cell>
        </table:table-row>
        <table:table-row>
          <table:table-cell table:style-name="Table10.A2" office:value-type="float" office:value="4000">
            <text:p text:style-name="P4">4000</text:p>
          </table:table-cell>
          <table:table-cell table:style-name="Table10.A2" table:formula="ooow:&lt;C4&gt;-&lt;C3&gt;" office:value-type="float" office:value="11684">
            <text:p text:style-name="P4">11684</text:p>
          </table:table-cell>
          <table:table-cell table:style-name="Table10.A2" office:value-type="float" office:value="23366">
            <text:p text:style-name="P4">23366</text:p>
          </table:table-cell>
          <table:table-cell table:style-name="Table10.D2" office:value-type="float" office:value="0">
            <text:p text:style-name="P4">0</text:p>
          </table:table-cell>
        </table:table-row>
        <table:table-row>
          <table:table-cell table:style-name="Table10.A2" office:value-type="float" office:value="8000">
            <text:p text:style-name="P4">8000</text:p>
          </table:table-cell>
          <table:table-cell table:style-name="Table10.A2" table:formula="ooow:&lt;C5&gt;-&lt;C4&gt;" office:value-type="float" office:value="23364">
            <text:p text:style-name="P4">23364</text:p>
          </table:table-cell>
          <table:table-cell table:style-name="Table10.A2" office:value-type="float" office:value="46730">
            <text:p text:style-name="P4">46730</text:p>
          </table:table-cell>
          <table:table-cell table:style-name="Table10.D2" office:value-type="float" office:value="0">
            <text:p text:style-name="P4">0</text:p>
          </table:table-cell>
        </table:table-row>
      </table:table>
      <text:p text:style-name="P2"><draw:frame draw:style-name="fr2" draw:name="Object22" text:anchor-type="paragraph" svg:x="0.3236in" svg:y="0.1083in" svg:width="6.2984in" svg:height="2.622in" draw:z-index="23"><draw:object xlink:href="./Object 33" xlink:type="simple" xlink:show="embed" xlink:actuate="onLoad" draw:notify-on-update-of-ranges="Table10"/><draw:image xlink:href="./ObjectReplacements/Object 33" xlink:type="simple" xlink:show="embed" xlink:actuate="onLoad"/></draw:frame><text:tab/>Insert back is a O(N) function</text:p>
      <text:list xml:id="list30747181" text:continue-numbering="true" text:style-name="L1">
        <text:list-header>
          <text:p text:style-name="P7">Insert Sorted</text:p>
        </text:list-header>
      </text:list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4">N</text:p>
          </table:table-cell>
          <table:table-cell table:style-name="Table11.A1" office:value-type="string">
            <text:p text:style-name="P4">Difference</text:p>
          </table:table-cell>
          <table:table-cell table:style-name="Table11.A1" office:value-type="string">
            <text:p text:style-name="P4">Total Operations</text:p>
          </table:table-cell>
          <table:table-cell table:style-name="Table11.D1" office:value-type="string">
            <text:p text:style-name="P4">Time Milliseconds</text:p>
          </table:table-cell>
        </table:table-row>
        <table:table-row>
          <table:table-cell table:style-name="Table11.A2" office:value-type="float" office:value="1000">
            <text:p text:style-name="P4">1000</text:p>
          </table:table-cell>
          <table:table-cell table:style-name="Table11.B2" office:value-type="string">
            <text:p text:style-name="P4"/>
          </table:table-cell>
          <table:table-cell table:style-name="Table11.A2" office:value-type="float" office:value="799371">
            <text:p text:style-name="P4">799371</text:p>
          </table:table-cell>
          <table:table-cell table:style-name="Table11.D2" office:value-type="float" office:value="2">
            <text:p text:style-name="P4">2</text:p>
          </table:table-cell>
        </table:table-row>
        <table:table-row>
          <table:table-cell table:style-name="Table11.A2" office:value-type="float" office:value="2000">
            <text:p text:style-name="P4">2000</text:p>
          </table:table-cell>
          <table:table-cell table:style-name="Table11.A2" table:formula="ooow:&lt;C3&gt;-&lt;C2&gt;" office:value-type="float" office:value="2224241">
            <text:p text:style-name="P4">2224241</text:p>
          </table:table-cell>
          <table:table-cell table:style-name="Table11.A2" office:value-type="float" office:value="3023612">
            <text:p text:style-name="P4">3023612</text:p>
          </table:table-cell>
          <table:table-cell table:style-name="Table11.D2" office:value-type="float" office:value="10">
            <text:p text:style-name="P4">10</text:p>
          </table:table-cell>
        </table:table-row>
        <table:table-row>
          <table:table-cell table:style-name="Table11.A2" office:value-type="float" office:value="4000">
            <text:p text:style-name="P4">4000</text:p>
          </table:table-cell>
          <table:table-cell table:style-name="Table11.A2" table:formula="ooow:&lt;C4&gt;-&lt;C3&gt;" office:value-type="float" office:value="9051934">
            <text:p text:style-name="P4">9051934</text:p>
          </table:table-cell>
          <table:table-cell table:style-name="Table11.A2" office:value-type="float" office:value="12075546">
            <text:p text:style-name="P4">12075546</text:p>
          </table:table-cell>
          <table:table-cell table:style-name="Table11.D2" office:value-type="float" office:value="31">
            <text:p text:style-name="P4">31</text:p>
          </table:table-cell>
        </table:table-row>
        <table:table-row>
          <table:table-cell table:style-name="Table11.A2" office:value-type="float" office:value="8000">
            <text:p text:style-name="P4">8000</text:p>
          </table:table-cell>
          <table:table-cell table:style-name="Table11.A2" table:formula="ooow:&lt;C5&gt;-&lt;C4&gt;" office:value-type="float" office:value="36237448">
            <text:p text:style-name="P4">36237448</text:p>
          </table:table-cell>
          <table:table-cell table:style-name="Table11.A2" office:value-type="float" office:value="48312994">
            <text:p text:style-name="P4">48312994</text:p>
          </table:table-cell>
          <table:table-cell table:style-name="Table11.D2" office:value-type="float" office:value="117">
            <text:p text:style-name="P4">117</text:p>
          </table:table-cell>
        </table:table-row>
      </table:table>
      <text:p text:style-name="P2"><draw:frame draw:style-name="fr2" draw:name="Object30" text:anchor-type="paragraph" svg:x="0.1465in" svg:y="0.0264in" svg:width="6.2984in" svg:height="2.552in" draw:z-index="24"><draw:object xlink:href="./Object 34" xlink:type="simple" xlink:show="embed" xlink:actuate="onLoad" draw:notify-on-update-of-ranges="Table11"/><draw:image xlink:href="./ObjectReplacements/Object 34" xlink:type="simple" xlink:show="embed" xlink:actuate="onLoad"/></draw:frame></text:p>
      <text:p text:style-name="P2"><text:soft-page-break/><text:tab/>Insert sorted is a O(N) function. Because the binary search/insertion combo</text:p>
      <text:p text:style-name="P2">Analysis for a link list</text:p>
      <text:list xml:id="list30727124" text:continue-numbering="true" text:style-name="L1">
        <text:list-header>
          <text:p text:style-name="P7">Insert front</text:p>
        </text:list-header>
      </text:list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4">N</text:p>
          </table:table-cell>
          <table:table-cell table:style-name="Table12.A1" office:value-type="string">
            <text:p text:style-name="P4">Difference</text:p>
          </table:table-cell>
          <table:table-cell table:style-name="Table12.A1" office:value-type="string">
            <text:p text:style-name="P4">Total Operations</text:p>
          </table:table-cell>
          <table:table-cell table:style-name="Table12.D1" office:value-type="string">
            <text:p text:style-name="P4">Time Milliseconds</text:p>
          </table:table-cell>
        </table:table-row>
        <table:table-row>
          <table:table-cell table:style-name="Table12.A2" office:value-type="float" office:value="1000">
            <text:p text:style-name="P4">1000</text:p>
          </table:table-cell>
          <table:table-cell table:style-name="Table12.B2" office:value-type="string">
            <text:p text:style-name="P4"/>
          </table:table-cell>
          <table:table-cell table:style-name="Table12.A2" office:value-type="float" office:value="8000">
            <text:p text:style-name="P4">8000</text:p>
          </table:table-cell>
          <table:table-cell table:style-name="Table12.D2" office:value-type="float" office:value="0">
            <text:p text:style-name="P4">0</text:p>
          </table:table-cell>
        </table:table-row>
        <table:table-row>
          <table:table-cell table:style-name="Table12.A2" office:value-type="float" office:value="2000">
            <text:p text:style-name="P4">2000</text:p>
          </table:table-cell>
          <table:table-cell table:style-name="Table12.A2" table:formula="ooow:&lt;C3&gt;-&lt;C2&gt;" office:value-type="float" office:value="8000">
            <text:p text:style-name="P4">8000</text:p>
          </table:table-cell>
          <table:table-cell table:style-name="Table12.A2" office:value-type="float" office:value="16000">
            <text:p text:style-name="P4">16000</text:p>
          </table:table-cell>
          <table:table-cell table:style-name="Table12.D2" office:value-type="float" office:value="0">
            <text:p text:style-name="P4">0</text:p>
          </table:table-cell>
        </table:table-row>
        <table:table-row>
          <table:table-cell table:style-name="Table12.A2" office:value-type="float" office:value="4000">
            <text:p text:style-name="P4">4000</text:p>
          </table:table-cell>
          <table:table-cell table:style-name="Table12.A2" table:formula="ooow:&lt;C4&gt;-&lt;C3&gt;" office:value-type="float" office:value="16000">
            <text:p text:style-name="P4">16000</text:p>
          </table:table-cell>
          <table:table-cell table:style-name="Table12.A2" office:value-type="float" office:value="32000">
            <text:p text:style-name="P4">32000</text:p>
          </table:table-cell>
          <table:table-cell table:style-name="Table12.D2" office:value-type="float" office:value="0">
            <text:p text:style-name="P4">0</text:p>
          </table:table-cell>
        </table:table-row>
        <table:table-row>
          <table:table-cell table:style-name="Table12.A2" office:value-type="float" office:value="8000">
            <text:p text:style-name="P4">8000</text:p>
          </table:table-cell>
          <table:table-cell table:style-name="Table12.A2" table:formula="ooow:&lt;C5&gt;-&lt;C4&gt;" office:value-type="float" office:value="32000">
            <text:p text:style-name="P4">32000</text:p>
          </table:table-cell>
          <table:table-cell table:style-name="Table12.A2" office:value-type="float" office:value="64000">
            <text:p text:style-name="P4">64000</text:p>
          </table:table-cell>
          <table:table-cell table:style-name="Table12.D2" office:value-type="float" office:value="1">
            <text:p text:style-name="P4">1</text:p>
          </table:table-cell>
        </table:table-row>
      </table:table>
      <text:p text:style-name="P2"><draw:frame draw:style-name="fr2" draw:name="Object31" text:anchor-type="paragraph" svg:x="0.2402in" svg:y="0.0236in" svg:width="6.2984in" svg:height="2.8047in" draw:z-index="25"><draw:object xlink:href="./Object 35" xlink:type="simple" xlink:show="embed" xlink:actuate="onLoad" draw:notify-on-update-of-ranges="Table12"/><draw:image xlink:href="./ObjectReplacements/Object 35" xlink:type="simple" xlink:show="embed" xlink:actuate="onLoad"/></draw:frame><text:tab/>Insert Front is a O(1) function. Because I keep track of the head and the tail.</text:p>
      <text:list xml:id="list30721232" text:continue-numbering="true" text:style-name="L1">
        <text:list-header>
          <text:p text:style-name="P7">Insert Back</text:p>
        </text:list-header>
      </text:list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4">N</text:p>
          </table:table-cell>
          <table:table-cell table:style-name="Table13.A1" office:value-type="string">
            <text:p text:style-name="P4">Difference</text:p>
          </table:table-cell>
          <table:table-cell table:style-name="Table13.A1" office:value-type="string">
            <text:p text:style-name="P4">Total Operations</text:p>
          </table:table-cell>
          <table:table-cell table:style-name="Table13.D1" office:value-type="string">
            <text:p text:style-name="P4">Time Milliseconds</text:p>
          </table:table-cell>
        </table:table-row>
        <table:table-row>
          <table:table-cell table:style-name="Table13.A2" office:value-type="float" office:value="1000">
            <text:p text:style-name="P4">1000</text:p>
          </table:table-cell>
          <table:table-cell table:style-name="Table13.B2" office:value-type="string">
            <text:p text:style-name="P4"/>
          </table:table-cell>
          <table:table-cell table:style-name="Table13.A2" office:value-type="float" office:value="8000">
            <text:p text:style-name="P4">8000</text:p>
          </table:table-cell>
          <table:table-cell table:style-name="Table13.D2" office:value-type="float" office:value="0">
            <text:p text:style-name="P4">0</text:p>
          </table:table-cell>
        </table:table-row>
        <table:table-row>
          <table:table-cell table:style-name="Table13.A2" office:value-type="float" office:value="2000">
            <text:p text:style-name="P4">2000</text:p>
          </table:table-cell>
          <table:table-cell table:style-name="Table13.A2" table:formula="ooow:&lt;C3&gt;-&lt;C2&gt;" office:value-type="float" office:value="8000">
            <text:p text:style-name="P4">8000</text:p>
          </table:table-cell>
          <table:table-cell table:style-name="Table13.A2" office:value-type="float" office:value="16000">
            <text:p text:style-name="P4">16000</text:p>
          </table:table-cell>
          <table:table-cell table:style-name="Table13.D2" office:value-type="float" office:value="0">
            <text:p text:style-name="P4">0</text:p>
          </table:table-cell>
        </table:table-row>
        <table:table-row>
          <table:table-cell table:style-name="Table13.A2" office:value-type="float" office:value="4000">
            <text:p text:style-name="P4">4000</text:p>
          </table:table-cell>
          <table:table-cell table:style-name="Table13.A2" table:formula="ooow:&lt;C4&gt;-&lt;C3&gt;" office:value-type="float" office:value="16000">
            <text:p text:style-name="P4">16000</text:p>
          </table:table-cell>
          <table:table-cell table:style-name="Table13.A2" office:value-type="float" office:value="32000">
            <text:p text:style-name="P4">32000</text:p>
          </table:table-cell>
          <table:table-cell table:style-name="Table13.D2" office:value-type="float" office:value="0">
            <text:p text:style-name="P4">0</text:p>
          </table:table-cell>
        </table:table-row>
        <table:table-row>
          <table:table-cell table:style-name="Table13.A2" office:value-type="float" office:value="8000">
            <text:p text:style-name="P4">8000</text:p>
          </table:table-cell>
          <table:table-cell table:style-name="Table13.A2" table:formula="ooow:&lt;C5&gt;-&lt;C4&gt;" office:value-type="float" office:value="32000">
            <text:p text:style-name="P4">32000</text:p>
          </table:table-cell>
          <table:table-cell table:style-name="Table13.A2" office:value-type="float" office:value="64000">
            <text:p text:style-name="P4">64000</text:p>
          </table:table-cell>
          <table:table-cell table:style-name="Table13.D2" office:value-type="float" office:value="1">
            <text:p text:style-name="P4">1</text:p>
          </table:table-cell>
        </table:table-row>
      </table:table>
      <text:p text:style-name="P2"><draw:frame draw:style-name="fr2" draw:name="Object32" text:anchor-type="paragraph" svg:x="0.2402in" svg:y="0.0236in" svg:width="6.2984in" svg:height="2.8047in" draw:z-index="26"><draw:object xlink:href="./Object 36" xlink:type="simple" xlink:show="embed" xlink:actuate="onLoad" draw:notify-on-update-of-ranges="Table12"/><draw:image xlink:href="./ObjectReplacements/Object 36" xlink:type="simple" xlink:show="embed" xlink:actuate="onLoad"/><svg:desc>chart</svg:desc></draw:frame><text:soft-page-break/><text:tab/>Insert back is a O(1) function. Because I keep track of the head and the tail.</text:p>
      <text:list xml:id="list30726085" text:continue-numbering="true" text:style-name="L1">
        <text:list-header>
          <text:p text:style-name="P7"/>
          <text:p text:style-name="P7">Insert Sorted</text:p>
        </text:list-header>
      </text:list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P4">N</text:p>
          </table:table-cell>
          <table:table-cell table:style-name="Table14.A1" office:value-type="string">
            <text:p text:style-name="P4">Difference</text:p>
          </table:table-cell>
          <table:table-cell table:style-name="Table14.A1" office:value-type="string">
            <text:p text:style-name="P4">Total Operations</text:p>
          </table:table-cell>
          <table:table-cell table:style-name="Table14.D1" office:value-type="string">
            <text:p text:style-name="P4">Time Milliseconds</text:p>
          </table:table-cell>
        </table:table-row>
        <table:table-row>
          <table:table-cell table:style-name="Table14.A2" office:value-type="float" office:value="1000">
            <text:p text:style-name="P4">1000</text:p>
          </table:table-cell>
          <table:table-cell table:style-name="Table14.B2" office:value-type="string">
            <text:p text:style-name="P4"/>
          </table:table-cell>
          <table:table-cell table:style-name="Table14.A2" office:value-type="float" office:value="257553">
            <text:p text:style-name="P4">257553</text:p>
          </table:table-cell>
          <table:table-cell table:style-name="Table14.D2" office:value-type="float" office:value="2">
            <text:p text:style-name="P4">2</text:p>
          </table:table-cell>
        </table:table-row>
        <table:table-row>
          <table:table-cell table:style-name="Table14.A2" office:value-type="float" office:value="2000">
            <text:p text:style-name="P4">2000</text:p>
          </table:table-cell>
          <table:table-cell table:style-name="Table14.A2" table:formula="ooow:&lt;C3&gt;-&lt;C2&gt;" office:value-type="float" office:value="735585">
            <text:p text:style-name="P4">735585</text:p>
          </table:table-cell>
          <table:table-cell table:style-name="Table14.A2" office:value-type="float" office:value="993138">
            <text:p text:style-name="P4">993138</text:p>
          </table:table-cell>
          <table:table-cell table:style-name="Table14.D2" office:value-type="float" office:value="6">
            <text:p text:style-name="P4">6</text:p>
          </table:table-cell>
        </table:table-row>
        <table:table-row>
          <table:table-cell table:style-name="Table14.A2" office:value-type="float" office:value="4000">
            <text:p text:style-name="P4">4000</text:p>
          </table:table-cell>
          <table:table-cell table:style-name="Table14.A2" table:formula="ooow:&lt;C4&gt;-&lt;C3&gt;" office:value-type="float" office:value="3043807">
            <text:p text:style-name="P4">3043807</text:p>
          </table:table-cell>
          <table:table-cell table:style-name="Table14.A2" office:value-type="float" office:value="4036945">
            <text:p text:style-name="P4">4036945</text:p>
          </table:table-cell>
          <table:table-cell table:style-name="Table14.D2" office:value-type="float" office:value="30">
            <text:p text:style-name="P4">30</text:p>
          </table:table-cell>
        </table:table-row>
        <table:table-row>
          <table:table-cell table:style-name="Table14.A2" office:value-type="float" office:value="8000">
            <text:p text:style-name="P4">8000</text:p>
          </table:table-cell>
          <table:table-cell table:style-name="Table14.A2" table:formula="ooow:&lt;C5&gt;-&lt;C4&gt;" office:value-type="float" office:value="11838360">
            <text:p text:style-name="P4">11838360</text:p>
          </table:table-cell>
          <table:table-cell table:style-name="Table14.A2" office:value-type="float" office:value="15875305">
            <text:p text:style-name="P4">15875305</text:p>
          </table:table-cell>
          <table:table-cell table:style-name="Table14.D2" office:value-type="float" office:value="142">
            <text:p text:style-name="P4">142</text:p>
          </table:table-cell>
        </table:table-row>
      </table:table>
      <text:p text:style-name="P2"><draw:frame draw:style-name="fr2" draw:name="Object33" text:anchor-type="paragraph" svg:x="0.3547in" svg:y="0.2898in" svg:width="6.2984in" svg:height="2.5661in" draw:z-index="27"><draw:object xlink:href="./Object 18" xlink:type="simple" xlink:show="embed" xlink:actuate="onLoad" draw:notify-on-update-of-ranges="Table14"/><draw:image xlink:href="./ObjectReplacements/Object 18" xlink:type="simple" xlink:show="embed" xlink:actuate="onLoad"/></draw:frame></text:p>
      <text:p text:style-name="P2"><text:tab/>Insert sorted is O(N) fun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ish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Risher</meta:initial-creator>
    <meta:creation-date>2016-04-14T15:14:01.12</meta:creation-date>
    <dc:date>2016-04-25T10:56:05.83</dc:date>
    <dc:creator>Michael Risher</dc:creator>
    <meta:editing-duration>PT10H20M36S</meta:editing-duration>
    <meta:editing-cycles>19</meta:editing-cycles>
    <meta:generator>OpenOffice/4.1.2$Win32 OpenOffice.org_project/412m3$Build-9782</meta:generator>
    <meta:document-statistic meta:table-count="12" meta:image-count="0" meta:object-count="34" meta:page-count="9" meta:paragraph-count="283" meta:word-count="500" meta:character-count="2821"/>
  </office:meta>
</office:document-meta>
</file>

<file path=Object 1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log</mi>
              <mi>h</mi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log</mi>
              <mi>h</mi>
            </msub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log_B(x) = {log_h(x)} over {log_h(B)} </annotation>
  </semantics>
</math>
</file>

<file path=Object 10/content.xml><?xml version="1.0" encoding="utf-8"?>
<math xmlns="http://www.w3.org/1998/Math/MathML">
  <semantics>
    <mtable>
      <mtr>
        <mtd>
          <mrow>
            <mrow>
              <msup>
                <mi>x</mi>
                <mrow>
                  <mo stretchy="false">(</mo>
                  <mrow>
                    <mfrac>
                      <mrow>
                        <mn>1</mn>
                      </mrow>
                      <mrow>
                        <mi>w</mi>
                      </mrow>
                    </mfrac>
                  </mrow>
                  <mo stretchy="false">)</mo>
                </mrow>
              </msup>
              <mo stretchy="false">=</mo>
              <msup>
                <mi>B</mi>
                <mrow>
                  <mo stretchy="false">(</mo>
                  <mrow>
                    <mfrac>
                      <mrow>
                        <mn>1</mn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</mrow>
          </mrow>
        </mtd>
      </mtr>
      <mtr>
        <mtd>
          <mrow>
            <mrow>
              <mi>x</mi>
              <mo stretchy="false">=</mo>
              <msup>
                <mi>B</mi>
                <mrow>
                  <mo stretchy="false">(</mo>
                  <mrow>
                    <mfrac>
                      <mrow>
                        <mi>w</mi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</mrow>
          </mrow>
        </mtd>
      </mtr>
    </mtable>
    <annotation encoding="StarMath 5.0">x^( {1} over {w} ) = B^({1} over {r} ) newline
x = B^( {w} over {r} )
</annotation>
  </semantics>
</math>
</file>

<file path=Object 11/content.xml><?xml version="1.0" encoding="utf-8"?>
<math xmlns="http://www.w3.org/1998/Math/MathML">
  <semantics>
    <mrow>
      <mrow>
        <msup>
          <mi>B</mi>
          <mrow>
            <mo stretchy="false">(</mo>
            <mrow>
              <mfrac>
                <mrow>
                  <mi>w</mi>
                </mrow>
                <mrow>
                  <mi>r</mi>
                </mrow>
              </mfrac>
            </mrow>
            <mo stretchy="false">)</mo>
          </mrow>
        </msup>
        <mo stretchy="false">=</mo>
        <msup>
          <mi>B</mi>
          <mi>q</mi>
        </msup>
      </mrow>
    </mrow>
    <annotation encoding="StarMath 5.0">B^( {w} over {r} ) = B^q</annotation>
  </semantics>
</math>
</file>

<file path=Object 12/content.xml><?xml version="1.0" encoding="utf-8"?>
<math xmlns="http://www.w3.org/1998/Math/MathML">
  <semantics>
    <mrow>
      <mrow>
        <mi>q</mi>
        <mo stretchy="false">=</mo>
        <mfrac>
          <mrow>
            <mi>w</mi>
          </mrow>
          <mrow>
            <mi>r</mi>
          </mrow>
        </mfrac>
      </mrow>
    </mrow>
    <annotation encoding="StarMath 5.0">q = {w} over {r}</annotation>
  </semantics>
</math>
</file>

<file path=Object 13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log</mi>
              <mi>h</mi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log</mi>
              <mi>h</mi>
            </msub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log_B(x) = {log_h(x)} over {log_h(B)}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189cm" xlink:href=".." xlink:type="simple" chart:class="chart:line" chart:style-name="ch1">
        <chart:legend chart:legend-position="end" svg:x="12.14cm" svg:y="2.52cm" style:legend-expansion="high" chart:style-name="ch2"/>
        <chart:plot-area chart:style-name="ch3" table:cell-range-address="Table1.$A$2:.$A$5 Table1.$C$1:.$D$5" chart:data-source-has-labels="both" svg:x="1.357cm" svg:y="0.627cm" svg:width="9.557cm" svg:height="4.431cm">
          <chartooo:coordinate-region svg:x="3.46cm" svg:y="0.839cm" svg:width="6.461cm" svg:height="3.546cm"/>
          <chart:axis chart:dimension="x" chart:name="primary-x" chart:style-name="ch4" chartooo:axis-type="auto">
            <chartooo:date-scale/>
            <chart:title svg:x="5.959cm" svg:y="5.182cm" chart:style-name="ch5">
              <text:p>N</text:p>
            </chart:title>
            <chart:categories table:cell-range-address="Table1.$A$2:.$A$5"/>
          </chart:axis>
          <chart:axis chart:dimension="y" chart:name="primary-y" chart:style-name="ch4">
            <chart:title svg:x="0.451cm" svg:y="3.706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1.234cm" svg:y="3.812cm" chart:style-name="ch6">
              <text:p>Milliseconds</text:p>
            </chart:title>
          </chart:axis>
          <chart:series chart:attached-axis="primary-y" chart:style-name="ch9" chart:values-cell-range-address="Table1.$C$2:.$C$5" chart:label-cell-address="Table1.$C$1" chart:class="chart:line">
            <chart:data-point chart:repeated="4"/>
          </chart:series>
          <chart:series chart:attached-axis="secondary-y" chart:style-name="ch10" chart:values-cell-range-address="Table1.$D$2:.$D$5" chart:label-cell-address="Table1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.$C$1</svg:desc>
                </draw:g>
              </table:table-cell>
              <table:table-cell office:value-type="string">
                <text:p>Time (ms)</text:p>
                <draw:g>
                  <svg:desc>Table1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Table1.$A$2:.$A$5</svg:desc>
                </draw:g>
              </table:table-cell>
              <table:table-cell office:value-type="float" office:value="301000000">
                <text:p>301000000</text:p>
                <draw:g>
                  <svg:desc>Table1.$C$2:.$C$5</svg:desc>
                </draw:g>
              </table:table-cell>
              <table:table-cell office:value-type="float" office:value="512">
                <text:p>512</text:p>
                <draw:g>
                  <svg:desc>Table1.$D$2:.$D$5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602000000">
                <text:p>60200000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204000000">
                <text:p>1204000000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2408000000">
                <text:p>2408000000</text:p>
              </table:table-cell>
              <table:table-cell office:value-type="float" office:value="4919">
                <text:p>491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math xmlns="http://www.w3.org/1998/Math/MathML">
  <semantics>
    <mtable>
      <mtr>
        <mtd>
          <mrow>
            <mi>g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i>n</mi>
              <mo stretchy="false">&lt;</mo>
              <msup>
                <mn>10</mn>
                <mrow>
                  <mo stretchy="false">−</mo>
                  <mn>6</mn>
                </mrow>
              </msup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sub>
                  <mi>c</mi>
                  <mn>1</mn>
                </msub>
                <mo stretchy="false">+</mo>
                <mi>t</mi>
              </mrow>
            </mrow>
            <mrow>
              <mrow>
                <mo stretchy="false">(</mo>
                <mrow>
                  <mfrac>
                    <mrow>
                      <mi>n</mi>
                    </mrow>
                    <mrow>
                      <mn>2</mn>
                    </mrow>
                  </mfrac>
                </mrow>
                <mo stretchy="false">)</mo>
              </mrow>
              <mo stretchy="false">+</mo>
              <msub>
                <mi>t</mi>
                <mn>2</mn>
              </msub>
            </mrow>
            <mrow>
              <mo stretchy="false">(</mo>
              <mrow>
                <mfrac>
                  <mrow>
                    <mi>n</mi>
                  </mrow>
                  <mrow>
                    <mn>2</mn>
                  </mrow>
                </mfrac>
              </mrow>
              <mo stretchy="false">)</mo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O</mi>
            </mrow>
            <mrow>
              <mo stretchy="false">(</mo>
              <mrow>
                <msub>
                  <mi>t</mi>
                  <mn>2</mn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  <mo stretchy="false">)</mo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n>2t</mn>
            </mrow>
            <mrow>
              <mrow>
                <mo stretchy="false">(</mo>
                <mrow>
                  <mfrac>
                    <mrow>
                      <mi>n</mi>
                    </mrow>
                    <mrow>
                      <mn>2</mn>
                    </mrow>
                  </mfrac>
                </mrow>
                <mo stretchy="false">)</mo>
              </mrow>
              <mo stretchy="false">+</mo>
              <msub>
                <mi>c</mi>
                <mn>1</mn>
              </msub>
            </mrow>
          </mrow>
        </mtd>
      </mtr>
      <mtr>
        <mtd>
          <mrow>
            <mi>O</mi>
            <mrow>
              <mo stretchy="false">(</mo>
              <mrow>
                <msup>
                  <mn>2</mn>
                  <mrow>
                    <mo stretchy="false">(</mo>
                    <mrow>
                      <msub>
                        <mi>log</mi>
                        <mn>2</mn>
                      </msub>
                      <mrow>
                        <mo stretchy="false">(</mo>
                        <mrow>
                          <mi>n</mi>
                        </mrow>
                        <mo stretchy="false">)</mo>
                      </mrow>
                    </mrow>
                    <mo stretchy="false">)</mo>
                  </mrow>
                </msup>
              </mrow>
              <mo stretchy="false">)</mo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O</mi>
            </mrow>
            <mrow>
              <mo stretchy="false">(</mo>
              <mrow>
                <mi>n</mi>
              </mrow>
              <mo stretchy="false">)</mo>
            </mrow>
            <mi mathvariant="italic">by</mi>
            <mi mathvariant="italic">master</mi>
            <mi mathvariant="italic">theorem</mi>
          </mrow>
        </mtd>
      </mtr>
    </mtable>
    <annotation encoding="StarMath 5.0">g(x)newline
n &lt; 10 ^-6 newline
t(n)=c_1 + t( {n} over {2} ) + t_2({n} over {2}) newline
t(n) = O( t_2(n) ) newline
t(n) = 2t({n} over {2} ) + c_1 newline
O( 2^(log_2(n)) ) newline
t(n) = O(n) by master theorem</annotation>
  </semantics>
</math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6.429cm" xlink:href=".." xlink:type="simple" chart:class="chart:line" chart:style-name="ch1">
        <chart:legend chart:legend-position="end" svg:x="12.149cm" svg:y="2.64cm" style:legend-expansion="high" chart:style-name="ch2"/>
        <chart:plot-area chart:style-name="ch3" table:cell-range-address="Table2.$A$2:.$A$5 Table2.$C$1:.$D$5" chart:data-source-has-labels="both" svg:x="1.358cm" svg:y="0.647cm" svg:width="9.563cm" svg:height="4.646cm">
          <chartooo:coordinate-region svg:x="3.461cm" svg:y="0.859cm" svg:width="6.467cm" svg:height="3.761cm"/>
          <chart:axis chart:dimension="x" chart:name="primary-x" chart:style-name="ch4" chartooo:axis-type="auto">
            <chartooo:date-scale/>
            <chart:title svg:x="5.963cm" svg:y="5.422cm" chart:style-name="ch5">
              <text:p>N</text:p>
            </chart:title>
            <chart:categories table:cell-range-address="Table2.$A$2:.$A$5"/>
          </chart:axis>
          <chart:axis chart:dimension="y" chart:name="primary-y" chart:style-name="ch4">
            <chart:title svg:x="0.451cm" svg:y="3.834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1.242cm" svg:y="3.94cm" chart:style-name="ch6">
              <text:p>Milliseconds</text:p>
            </chart:title>
          </chart:axis>
          <chart:series chart:attached-axis="primary-y" chart:style-name="ch9" chart:values-cell-range-address="Table2.$C$2:.$C$5" chart:label-cell-address="Table2.$C$1" chart:class="chart:line">
            <chart:data-point chart:repeated="4"/>
          </chart:series>
          <chart:series chart:attached-axis="secondary-y" chart:style-name="ch10" chart:values-cell-range-address="Table2.$D$2:.$D$5" chart:label-cell-address="Table2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2.$C$1</svg:desc>
                </draw:g>
              </table:table-cell>
              <table:table-cell office:value-type="string">
                <text:p>Time (ms)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Table2.$A$2:.$A$5</svg:desc>
                </draw:g>
              </table:table-cell>
              <table:table-cell office:value-type="float" office:value="337192628">
                <text:p>337192628</text:p>
                <draw:g>
                  <svg:desc>Table2.$C$2:.$C$5</svg:desc>
                </draw:g>
              </table:table-cell>
              <table:table-cell office:value-type="float" office:value="758">
                <text:p>758</text:p>
                <draw:g>
                  <svg:desc>Table2.$D$2:.$D$5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674392471">
                <text:p>674392471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348806635">
                <text:p>1348806635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2697595528">
                <text:p>2697595528</text:p>
              </table:table-cell>
              <table:table-cell office:value-type="float" office:value="5749">
                <text:p>57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math xmlns="http://www.w3.org/1998/Math/MathML">
  <semantics>
    <mrow>
      <mo stretchy="false">Ο</mo>
      <mrow>
        <mo stretchy="false">(</mo>
        <mrow>
          <msup>
            <mi>N</mi>
            <mrow>
              <mo stretchy="false">(</mo>
              <mrow>
                <mn>2</mn>
              </mrow>
              <mo stretchy="false">)</mo>
            </mrow>
          </msup>
          <msub>
            <mi>log</mi>
            <mn>2</mn>
          </msub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OMICRON ( N^(2)log_2( N ))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517cm" xlink:href=".." xlink:type="simple" chart:class="chart:line" chart:style-name="ch1">
        <chart:legend chart:legend-position="end" svg:x="11.902cm" svg:y="2.684cm" style:legend-expansion="high" chart:style-name="ch2"/>
        <chart:plot-area chart:style-name="ch3" table:cell-range-address="Table14.$A$2:.$A$5 Table14.$C$1:.$D$5" chart:data-source-has-labels="both" svg:x="1.357cm" svg:y="0.655cm" svg:width="9.319cm" svg:height="4.724cm">
          <chartooo:coordinate-region svg:x="3.09cm" svg:y="0.867cm" svg:width="6.778cm" svg:height="3.839cm"/>
          <chart:axis chart:dimension="x" chart:name="primary-x" chart:style-name="ch4" chartooo:axis-type="auto">
            <chartooo:date-scale/>
            <chart:title svg:x="5.84cm" svg:y="5.51cm" chart:style-name="ch5">
              <text:p>N</text:p>
            </chart:title>
            <chart:categories table:cell-range-address="Table14.$A$2:.$A$5"/>
          </chart:axis>
          <chart:axis chart:dimension="y" chart:name="primary-y" chart:style-name="ch4">
            <chart:title svg:x="0.451cm" svg:y="3.881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0.996cm" svg:y="3.987cm" chart:style-name="ch6">
              <text:p>Milliseconds</text:p>
            </chart:title>
          </chart:axis>
          <chart:series chart:attached-axis="primary-y" chart:style-name="ch9" chart:values-cell-range-address="Table14.$C$2:.$C$5" chart:label-cell-address="Table14.$C$1" chart:class="chart:line">
            <chart:data-point chart:repeated="4"/>
          </chart:series>
          <chart:series chart:attached-axis="secondary-y" chart:style-name="ch10" chart:values-cell-range-address="Table14.$D$2:.$D$5" chart:label-cell-address="Table14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4.$C$1</svg:desc>
                </draw:g>
              </table:table-cell>
              <table:table-cell office:value-type="string">
                <text:p>Time Milliseconds</text:p>
                <draw:g>
                  <svg:desc>Table14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14.$A$2:.$A$5</svg:desc>
                </draw:g>
              </table:table-cell>
              <table:table-cell office:value-type="float" office:value="257553">
                <text:p>257553</text:p>
                <draw:g>
                  <svg:desc>Table14.$C$2:.$C$5</svg:desc>
                </draw:g>
              </table:table-cell>
              <table:table-cell office:value-type="float" office:value="2">
                <text:p>2</text:p>
                <draw:g>
                  <svg:desc>Table14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93138">
                <text:p>9931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36945">
                <text:p>40369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5875305">
                <text:p>15875305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math xmlns="http://www.w3.org/1998/Math/MathML">
  <semantics>
    <mrow>
      <mo stretchy="false">Ο</mo>
      <mrow>
        <mo stretchy="false">(</mo>
        <mrow>
          <mi>N</mi>
        </mrow>
        <mo stretchy="false">)</mo>
      </mrow>
    </mrow>
    <annotation encoding="StarMath 5.0">%OMICRON ( N )</annotation>
  </semantics>
</math>
</file>

<file path=Object 2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i>q</mi>
      </mrow>
    </mrow>
    <annotation encoding="StarMath 5.0">log_B(x) = q

</annotation>
  </semantics>
</math>
</file>

<file path=Object 20/content.xml><?xml version="1.0" encoding="utf-8"?>
<math xmlns="http://www.w3.org/1998/Math/MathML">
  <semantics>
    <mrow>
      <mo stretchy="false">Ο</mo>
      <mrow>
        <mo stretchy="false">(</mo>
        <mrow>
          <msup>
            <mi>N</mi>
            <mn>2</mn>
          </msup>
        </mrow>
        <mo stretchy="false">)</mo>
      </mrow>
    </mrow>
    <annotation encoding="StarMath 5.0">%OMICRON ( N^2 )</annotation>
  </semantics>
</math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6.741cm" xlink:href=".." xlink:type="simple" chart:class="chart:line" chart:style-name="ch1">
        <chart:legend chart:legend-position="end" svg:x="12.987cm" svg:y="2.796cm" style:legend-expansion="high" chart:style-name="ch2"/>
        <chart:plot-area chart:style-name="ch3" svg:x="1.357cm" svg:y="0.671cm" svg:width="10.404cm" svg:height="4.928cm">
          <chartooo:coordinate-region svg:x="3.46cm" svg:y="0.884cm" svg:width="7.308cm" svg:height="4.042cm"/>
          <chart:axis chart:dimension="x" chart:name="primary-x" chart:style-name="ch4" chartooo:axis-type="auto">
            <chartooo:date-scale/>
            <chart:title svg:x="6.383cm" svg:y="5.734cm" chart:style-name="ch5">
              <text:p>N</text:p>
            </chart:title>
            <chart:categories table:cell-range-address="Table3.$A$2:.$A$5"/>
          </chart:axis>
          <chart:axis chart:dimension="y" chart:name="primary-y" chart:style-name="ch4">
            <chart:title svg:x="0.451cm" svg:y="3.999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2.081cm" svg:y="4.105cm" chart:style-name="ch6">
              <text:p>Milliseconds</text:p>
            </chart:title>
          </chart:axis>
          <chart:series chart:attached-axis="primary-y" chart:style-name="ch9" chart:values-cell-range-address="Table3.$C$2:.$C$5" chart:label-cell-address="Table3.$C$1" chart:class="chart:line">
            <chart:data-point chart:repeated="4"/>
          </chart:series>
          <chart:series chart:attached-axis="secondary-y" chart:style-name="ch10" chart:values-cell-range-address="" chart:class="chart:line">
            <chart:data-point/>
          </chart:series>
          <chart:series chart:attached-axis="secondary-y" chart:style-name="ch11" chart:values-cell-range-address="Table3.$D$2:.$D$5" chart:label-cell-address="Table3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</text:p>
                <draw:g>
                  <svg:desc>Table3.$C$1</svg:desc>
                </draw:g>
              </table:table-cell>
              <table:table-cell office:value-type="string">
                <text:p>Time (ms)</text:p>
                <draw:g>
                  <svg:desc>Table3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Table3.$A$2:.$A$5</svg:desc>
                </draw:g>
              </table:table-cell>
              <table:table-cell office:value-type="float" office:value="306148138">
                <text:p>306148138</text:p>
                <draw:g>
                  <svg:desc>Table3.$C$2:.$C$5</svg:desc>
                </draw:g>
              </table:table-cell>
              <table:table-cell office:value-type="float" office:value="616">
                <text:p>616</text:p>
                <draw:g>
                  <svg:desc>Table3.$D$2:.$D$5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12291596">
                <text:p>612291596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224564559">
                <text:p>1224564559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449224155">
                <text:p>2449224155</text:p>
              </table:table-cell>
              <table:table-cell office:value-type="float" office:value="5013">
                <text:p>501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math xmlns="http://www.w3.org/1998/Math/MathML">
  <semantics>
    <mtable>
      <mtr>
        <mtd>
          <mrow>
            <mi>h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i>n</mi>
              <mo stretchy="false">&lt;</mo>
              <msup>
                <mn>10</mn>
                <mrow>
                  <mo stretchy="false">−</mo>
                  <mn>6</mn>
                </mrow>
              </msup>
            </mrow>
          </mrow>
        </mtd>
      </mtr>
      <mtr>
        <mtd>
          <mrow>
            <msub>
              <mi>t</mi>
              <mn>2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sub>
                <mi>c</mi>
                <mn>2</mn>
              </msub>
            </mrow>
            <msub>
              <mi>t</mi>
              <mn>2</mn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sub>
                  <mi>c</mi>
                  <mn>2</mn>
                </msub>
                <mo stretchy="false">+</mo>
                <msub>
                  <mi>t</mi>
                  <mn>2</mn>
                </msub>
              </mrow>
            </mrow>
            <mrow>
              <mrow>
                <mo stretchy="false">(</mo>
                <mrow>
                  <mfrac>
                    <mrow>
                      <mi>n</mi>
                    </mrow>
                    <mrow>
                      <mn>2</mn>
                    </mrow>
                  </mfrac>
                </mrow>
                <mo stretchy="false">)</mo>
              </mrow>
              <mo stretchy="false">+</mo>
              <mi>t</mi>
            </mrow>
            <mrow>
              <mo stretchy="false">(</mo>
              <mrow>
                <mfrac>
                  <mrow>
                    <mi>n</mi>
                  </mrow>
                  <mrow>
                    <mn>2</mn>
                  </mrow>
                </mfrac>
              </mrow>
              <mo stretchy="false">)</mo>
            </mrow>
          </mrow>
        </mtd>
      </mtr>
    </mtable>
    <annotation encoding="StarMath 5.0">h(x)newline
n&lt;10^-6 newline
t_2(n)=c_2
t_2(n)=c_2+ t_2({n} over {2} )+ t({n} over {2} )</annotation>
  </semantics>
</math>
</file>

<file path=Object 24/content.xml><?xml version="1.0" encoding="utf-8"?>
<math xmlns="http://www.w3.org/1998/Math/MathML">
  <semantics>
    <mrow>
      <mi>O</mi>
      <mrow>
        <mo stretchy="false">(</mo>
        <mrow>
          <msub>
            <mi>log</mi>
            <mn>2</mn>
          </msub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O(log_2(N))
</annotation>
  </semantics>
</math>
</file>

<file path=Object 25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27/content.xml><?xml version="1.0" encoding="utf-8"?>
<math xmlns="http://www.w3.org/1998/Math/MathML">
  <semantics>
    <mtable>
      <mtr>
        <mtd>
          <mrow>
            <mi mathvariant="italic">if</mi>
            <mrow>
              <mi>n</mi>
              <mo stretchy="false">=</mo>
              <mn>0</mn>
            </mrow>
            <mi mathvariant="italic">then</mi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c</mi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i>c</mi>
                <mo stretchy="false">+</mo>
                <mi>t</mi>
              </mrow>
            </mrow>
            <mrow>
              <mo stretchy="false">(</mo>
              <mrow>
                <mfrac>
                  <mrow>
                    <mi>n</mi>
                  </mrow>
                  <mrow>
                    <mn>2</mn>
                  </mrow>
                </mfrac>
              </mrow>
              <mo stretchy="false">)</mo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i>c</mi>
                <mo stretchy="false">+</mo>
                <mi>O</mi>
              </mrow>
            </mrow>
            <mrow>
              <mo stretchy="false">(</mo>
              <mrow>
                <msub>
                  <mi>log</mi>
                  <mn>2</mn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  <mo stretchy="false">)</mo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O</mi>
            </mrow>
            <mrow>
              <mo stretchy="false">(</mo>
              <mrow>
                <msub>
                  <mi>log</mi>
                  <mn>2</mn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  <mo stretchy="false">)</mo>
            </mrow>
          </mrow>
        </mtd>
      </mtr>
    </mtable>
    <annotation encoding="StarMath 5.0">if n = 0 then t(n) = c newline
t(n) = c + t( {n} over {2} ) newline
t(n) = c + O(log_2(n)) newline
t(n) = O(log_2(n) ) newline</annotation>
  </semantics>
</math>
</file>

<file path=Object 28/content.xml><?xml version="1.0" encoding="utf-8"?>
<math xmlns="http://www.w3.org/1998/Math/MathML">
  <semantics>
    <mtable>
      <mtr>
        <mtd>
          <mrow>
            <mi>t</mi>
            <mrow>
              <mo stretchy="false">(</mo>
              <mrow>
                <mi>n</mi>
              </mrow>
              <mo stretchy="false">)</mo>
            </mrow>
          </mrow>
        </mtd>
      </mtr>
      <mtr>
        <mtd>
          <mrow>
            <mi>t</mi>
            <mrow>
              <mrow>
                <mo stretchy="false">(</mo>
                <mrow>
                  <msup>
                    <mn>10</mn>
                    <mrow>
                      <mo stretchy="false">−</mo>
                      <mn>6</mn>
                    </mrow>
                  </msup>
                </mrow>
                <mo stretchy="false">)</mo>
              </mrow>
              <mo stretchy="false">=</mo>
              <msub>
                <mi>c</mi>
                <mn>1</mn>
              </msub>
            </mrow>
          </mrow>
        </mtd>
      </mtr>
      <mtr>
        <mtd>
          <mrow>
            <mrow>
              <mi>n</mi>
              <mo stretchy="false">&gt;</mo>
              <msup>
                <mn>10</mn>
                <mn>6</mn>
              </msup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sub>
                  <mi>c</mi>
                  <mn>1</mn>
                </msub>
                <mo stretchy="false">+</mo>
                <mi>t</mi>
              </mrow>
            </mrow>
            <mrow>
              <mo stretchy="false">(</mo>
              <mrow>
                <mfrac>
                  <mrow>
                    <mi>n</mi>
                  </mrow>
                  <mrow>
                    <mn>2</mn>
                  </mrow>
                </mfrac>
              </mrow>
              <mo stretchy="false">)</mo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sub>
                  <mi>c</mi>
                  <mn>1</mn>
                </msub>
                <mo stretchy="false">+</mo>
                <mrow>
                  <mo stretchy="false">(</mo>
                  <mrow>
                    <mrow>
                      <msub>
                        <mi>c</mi>
                        <mn>1</mn>
                      </msub>
                      <mo stretchy="false">+</mo>
                      <mi>t</mi>
                    </mrow>
                    <mrow>
                      <mo stretchy="false">(</mo>
                      <mrow>
                        <mfrac>
                          <mrow>
                            <mi>n</mi>
                          </mrow>
                          <mrow>
                            <mn>2</mn>
                          </mrow>
                        </mfrac>
                      </mrow>
                      <mo stretchy="false">)</mo>
                    </mrow>
                  </mrow>
                  <mo stretchy="false">)</mo>
                </mrow>
              </mrow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sub>
                  <mi>c</mi>
                  <mn>1</mn>
                </msub>
                <mo stretchy="false">+</mo>
                <mrow>
                  <mo stretchy="false">(</mo>
                  <mrow>
                    <mrow>
                      <msub>
                        <mi>c</mi>
                        <mn>1</mn>
                      </msub>
                      <mo stretchy="false">+</mo>
                      <mrow>
                        <mo stretchy="false">(</mo>
                        <mrow>
                          <mrow>
                            <msub>
                              <mi>c</mi>
                              <mn>1</mn>
                            </msub>
                            <mo stretchy="false">+</mo>
                            <mi>t</mi>
                          </mrow>
                          <mrow>
                            <mo stretchy="false">(</mo>
                            <mrow>
                              <mfrac>
                                <mrow>
                                  <mi>n</mi>
                                </mrow>
                                <mrow>
                                  <mn>2</mn>
                                </mrow>
                              </mfrac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  <mo stretchy="false">)</mo>
                </mrow>
              </mrow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t</mi>
            </mrow>
            <mrow>
              <mrow>
                <mo stretchy="false">(</mo>
                <mrow>
                  <mrow>
                    <mi>n</mi>
                    <mo stretchy="false">/</mo>
                    <mn>2</mn>
                  </mrow>
                </mrow>
                <mo stretchy="false">)</mo>
              </mrow>
              <mo stretchy="false">+</mo>
              <msub>
                <mi>c</mi>
                <mn>1</mn>
              </msub>
            </mrow>
          </mrow>
        </mtd>
      </mtr>
      <mtr>
        <mtd>
          <mrow>
            <mi>t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sub>
                <mi>log</mi>
                <mn>2</mn>
              </msub>
            </mrow>
            <mrow>
              <mo stretchy="false">(</mo>
              <mrow>
                <mi>n</mi>
              </mrow>
              <mo stretchy="false">)</mo>
            </mrow>
          </mrow>
        </mtd>
      </mtr>
      <mtr>
        <mtd>
          <mrow>
            <mi>O</mi>
            <mrow>
              <mo stretchy="false">(</mo>
              <mrow>
                <msub>
                  <mi>log</mi>
                  <mn>2</mn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  <mo stretchy="false">)</mo>
            </mrow>
          </mrow>
        </mtd>
      </mtr>
    </mtable>
    <annotation encoding="StarMath 5.0">t(n) newline
t(10^-6) = c_1 newline
n &gt; 10^6 newline
t(n) = c_1 + t({n} over {2}) newline
t(n) = c_1+( c_1 + t({n} over {2}) ) newline
t(n) = c_1+( c_1 + (c_1 + t({n} over {2})) ) newline
t(n) = t(n/2) + c_1 newline
t(n) = log_2(n) newline
O(log_2(n))</annotation>
  </semantics>
</math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6.113cm" xlink:href=".." xlink:type="simple" chart:class="chart:line" chart:style-name="ch1">
        <chart:legend chart:legend-position="end" svg:x="11.911cm" svg:y="2.482cm" style:legend-expansion="high" chart:style-name="ch2"/>
        <chart:plot-area chart:style-name="ch3" table:cell-range-address="Table6.$A$2:.$A$5 Table6.$C$1:.$D$5" chart:data-source-has-labels="both" svg:x="1.358cm" svg:y="0.623cm" svg:width="9.325cm" svg:height="4.36cm">
          <chartooo:coordinate-region svg:x="3.276cm" svg:y="0.835cm" svg:width="6.599cm" svg:height="3.475cm"/>
          <chart:axis chart:dimension="x" chart:name="primary-x" chart:style-name="ch4" chartooo:axis-type="auto">
            <chartooo:date-scale/>
            <chart:title svg:x="5.844cm" svg:y="5.106cm" chart:style-name="ch5">
              <text:p>N</text:p>
            </chart:title>
            <chart:categories table:cell-range-address="Table6.$A$2:.$A$5"/>
          </chart:axis>
          <chart:axis chart:dimension="y" chart:name="primary-y" chart:style-name="ch4">
            <chart:title svg:x="0.451cm" svg:y="3.667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1.004cm" svg:y="3.773cm" chart:style-name="ch6">
              <text:p>Milliseconds</text:p>
            </chart:title>
          </chart:axis>
          <chart:series chart:attached-axis="primary-y" chart:style-name="ch9" chart:values-cell-range-address="Table6.$C$2:.$C$5" chart:label-cell-address="Table6.$C$1" chart:class="chart:line">
            <chart:data-point chart:repeated="4"/>
          </chart:series>
          <chart:series chart:attached-axis="secondary-y" chart:style-name="ch10" chart:values-cell-range-address="Table6.$D$2:.$D$5" chart:label-cell-address="Table6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6.$C$1</svg:desc>
                </draw:g>
              </table:table-cell>
              <table:table-cell office:value-type="string">
                <text:p>Time Milliseconds</text:p>
                <draw:g>
                  <svg:desc>Table6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6.$A$2:.$A$5</svg:desc>
                </draw:g>
              </table:table-cell>
              <table:table-cell office:value-type="float" office:value="1502500">
                <text:p>1502500</text:p>
                <draw:g>
                  <svg:desc>Table6.$C$2:.$C$5</svg:desc>
                </draw:g>
              </table:table-cell>
              <table:table-cell office:value-type="float" office:value="5">
                <text:p>5</text:p>
                <draw:g>
                  <svg:desc>Table6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005000">
                <text:p>6005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4010000">
                <text:p>24010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96020000">
                <text:p>96020000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math xmlns="http://www.w3.org/1998/Math/MathML">
  <semantics>
    <mrow>
      <mrow>
        <mi>x</mi>
        <mo stretchy="false">=</mo>
        <msup>
          <mi>B</mi>
          <mi>q</mi>
        </msup>
      </mrow>
    </mrow>
    <annotation encoding="StarMath 5.0">x = B^q</annotation>
  </semantics>
</math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5.607cm" xlink:href=".." xlink:type="simple" chart:class="chart:line" chart:style-name="ch1">
        <chart:legend chart:legend-position="end" svg:x="11.902cm" svg:y="2.229cm" style:legend-expansion="high" chart:style-name="ch2"/>
        <chart:plot-area chart:style-name="ch3" table:cell-range-address="Table7.$A$2:.$A$5 Table7.$C$1:.$D$5" chart:data-source-has-labels="both" svg:x="1.357cm" svg:y="0.583cm" svg:width="9.319cm" svg:height="3.904cm">
          <chartooo:coordinate-region svg:x="2.534cm" svg:y="0.795cm" svg:width="7.414cm" svg:height="3.019cm"/>
          <chart:axis chart:dimension="x" chart:name="primary-x" chart:style-name="ch4" chartooo:axis-type="auto">
            <chartooo:date-scale/>
            <chart:title svg:x="5.84cm" svg:y="4.6cm" chart:style-name="ch5">
              <text:p>N</text:p>
            </chart:title>
            <chart:categories table:cell-range-address="Table7.$A$2:.$A$5"/>
          </chart:axis>
          <chart:axis chart:dimension="y" chart:name="primary-y" chart:style-name="ch4">
            <chart:title svg:x="0.451cm" svg:y="3.399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0.996cm" svg:y="3.505cm" chart:style-name="ch6">
              <text:p>Milliseconds</text:p>
            </chart:title>
          </chart:axis>
          <chart:series chart:attached-axis="primary-y" chart:style-name="ch9" chart:values-cell-range-address="Table7.$C$2:.$C$5" chart:label-cell-address="Table7.$C$1" chart:class="chart:line">
            <chart:data-point chart:repeated="4"/>
          </chart:series>
          <chart:series chart:attached-axis="secondary-y" chart:style-name="ch10" chart:values-cell-range-address="Table7.$D$2:.$D$5" chart:label-cell-address="Table7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7.$C$1</svg:desc>
                </draw:g>
              </table:table-cell>
              <table:table-cell office:value-type="string">
                <text:p>Time Milliseconds</text:p>
                <draw:g>
                  <svg:desc>Table7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7.$A$2:.$A$5</svg:desc>
                </draw:g>
              </table:table-cell>
              <table:table-cell office:value-type="float" office:value="3000">
                <text:p>3000</text:p>
                <draw:g>
                  <svg:desc>Table7.$C$2:.$C$5</svg:desc>
                </draw:g>
              </table:table-cell>
              <table:table-cell office:value-type="float" office:value="0">
                <text:p>0</text:p>
                <draw:g>
                  <svg:desc>Table7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000">
                <text:p>1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4000">
                <text:p>24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6.196cm" xlink:href=".." xlink:type="simple" chart:class="chart:line" chart:style-name="ch1">
        <chart:legend chart:legend-position="end" svg:x="11.902cm" svg:y="2.524cm" style:legend-expansion="high" chart:style-name="ch2"/>
        <chart:plot-area chart:style-name="ch3" table:cell-range-address="Table8.$A$2:.$A$5 Table8.$C$1:.$D$5" chart:data-source-has-labels="both" svg:x="1.357cm" svg:y="1.215cm" svg:width="9.907cm" svg:height="3.85cm">
          <chartooo:coordinate-region svg:x="3.09cm" svg:y="1.427cm" svg:width="7.366cm" svg:height="2.965cm"/>
          <chart:axis chart:dimension="x" chart:name="primary-x" chart:style-name="ch4" chartooo:axis-type="auto">
            <chartooo:date-scale/>
            <chart:title svg:x="6.134cm" svg:y="5.189cm" chart:style-name="ch5">
              <text:p>N</text:p>
            </chart:title>
            <chart:categories table:cell-range-address="Table8.$A$2:.$A$5"/>
          </chart:axis>
          <chart:axis chart:dimension="x" chart:name="secondary-x" chart:style-name="ch6">
            <chart:title svg:x="5.34cm" svg:y="0.505cm" chart:style-name="ch7">
              <text:p>Milliseconds</text:p>
            </chart:title>
          </chart:axis>
          <chart:axis chart:dimension="y" chart:name="primary-y" chart:style-name="ch4">
            <chart:title svg:x="0.451cm" svg:y="4.004cm" chart:style-name="ch8">
              <text:p>Operations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Table8.$C$2:.$C$5" chart:label-cell-address="Table8.$C$1" chart:class="chart:line">
            <chart:data-point chart:repeated="4"/>
          </chart:series>
          <chart:series chart:attached-axis="secondary-y" chart:style-name="ch12" chart:values-cell-range-address="Table8.$D$2:.$D$5" chart:label-cell-address="Table8.$D$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8.$C$1</svg:desc>
                </draw:g>
              </table:table-cell>
              <table:table-cell office:value-type="string">
                <text:p>Time Milliseconds</text:p>
                <draw:g>
                  <svg:desc>Table8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8.$A$2:.$A$5</svg:desc>
                </draw:g>
              </table:table-cell>
              <table:table-cell office:value-type="float" office:value="793246">
                <text:p>793246</text:p>
                <draw:g>
                  <svg:desc>Table8.$C$2:.$C$5</svg:desc>
                </draw:g>
              </table:table-cell>
              <table:table-cell office:value-type="float" office:value="1">
                <text:p>1</text:p>
                <draw:g>
                  <svg:desc>Table8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060995">
                <text:p>30609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057911">
                <text:p>120579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8224418">
                <text:p>48224418</text:p>
              </table:table-cell>
              <table:table-cell office:value-type="float" office:value="103">
                <text:p>10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771cm" xlink:href=".." xlink:type="simple" chart:class="chart:line" chart:style-name="ch1">
        <chart:legend chart:legend-position="end" svg:x="11.902cm" svg:y="2.811cm" style:legend-expansion="high" chart:style-name="ch2"/>
        <chart:plot-area chart:style-name="ch3" table:cell-range-address="Table9.$A$2:.$A$5 Table9.$C$1:.$D$5" chart:data-source-has-labels="both" svg:x="1.357cm" svg:y="0.675cm" svg:width="9.319cm" svg:height="4.953cm">
          <chartooo:coordinate-region svg:x="3.275cm" svg:y="0.887cm" svg:width="6.593cm" svg:height="4.068cm"/>
          <chart:axis chart:dimension="x" chart:name="primary-x" chart:style-name="ch4" chartooo:axis-type="auto">
            <chartooo:date-scale/>
            <chart:title svg:x="5.84cm" svg:y="5.764cm" chart:style-name="ch5">
              <text:p>N</text:p>
            </chart:title>
            <chart:categories table:cell-range-address="Table9.$A$2:.$A$5"/>
          </chart:axis>
          <chart:axis chart:dimension="y" chart:name="primary-y" chart:style-name="ch4">
            <chart:title svg:x="0.451cm" svg:y="4.015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0.996cm" svg:y="4.121cm" chart:style-name="ch6">
              <text:p>Milliseconds</text:p>
            </chart:title>
          </chart:axis>
          <chart:series chart:attached-axis="primary-y" chart:style-name="ch9" chart:values-cell-range-address="Table9.$C$2:.$C$5" chart:label-cell-address="Table9.$C$1" chart:class="chart:line">
            <chart:data-point chart:repeated="4"/>
          </chart:series>
          <chart:series chart:attached-axis="secondary-y" chart:style-name="ch10" chart:values-cell-range-address="Table9.$D$2:.$D$5" chart:label-cell-address="Table9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9.$C$1</svg:desc>
                </draw:g>
              </table:table-cell>
              <table:table-cell office:value-type="string">
                <text:p>Time Milliseconds</text:p>
                <draw:g>
                  <svg:desc>Table9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9.$A$2:.$A$5</svg:desc>
                </draw:g>
              </table:table-cell>
              <table:table-cell office:value-type="float" office:value="1502521">
                <text:p>1502521</text:p>
                <draw:g>
                  <svg:desc>Table9.$C$2:.$C$5</svg:desc>
                </draw:g>
              </table:table-cell>
              <table:table-cell office:value-type="float" office:value="3">
                <text:p>3</text:p>
                <draw:g>
                  <svg:desc>Table9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005024">
                <text:p>60050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4010027">
                <text:p>240100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96020030">
                <text:p>96020030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66cm" xlink:href=".." xlink:type="simple" chart:class="chart:line" chart:style-name="ch1">
        <chart:legend chart:legend-position="end" svg:x="11.902cm" svg:y="2.756cm" style:legend-expansion="high" chart:style-name="ch2"/>
        <chart:plot-area chart:style-name="ch3" table:cell-range-address="Table10.$A$2:.$A$5 Table10.$C$1:.$D$5" chart:data-source-has-labels="both" svg:x="1.357cm" svg:y="0.667cm" svg:width="9.319cm" svg:height="4.852cm">
          <chartooo:coordinate-region svg:x="2.534cm" svg:y="0.88cm" svg:width="7.414cm" svg:height="3.966cm"/>
          <chart:axis chart:dimension="x" chart:name="primary-x" chart:style-name="ch4" chartooo:axis-type="auto">
            <chartooo:date-scale/>
            <chart:title svg:x="5.84cm" svg:y="5.653cm" chart:style-name="ch5">
              <text:p>N</text:p>
            </chart:title>
            <chart:categories table:cell-range-address="Table10.$A$2:.$A$5"/>
          </chart:axis>
          <chart:axis chart:dimension="y" chart:name="primary-y" chart:style-name="ch4">
            <chart:title svg:x="0.451cm" svg:y="3.957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0.996cm" svg:y="4.063cm" chart:style-name="ch6">
              <text:p>Milliseconds</text:p>
            </chart:title>
          </chart:axis>
          <chart:series chart:attached-axis="primary-y" chart:style-name="ch9" chart:values-cell-range-address="Table10.$C$2:.$C$5" chart:label-cell-address="Table10.$C$1" chart:class="chart:line">
            <chart:data-point chart:repeated="4"/>
          </chart:series>
          <chart:series chart:attached-axis="secondary-y" chart:style-name="ch10" chart:values-cell-range-address="Table10.$D$2:.$D$5" chart:label-cell-address="Table10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0.$C$1</svg:desc>
                </draw:g>
              </table:table-cell>
              <table:table-cell office:value-type="string">
                <text:p>Time Milliseconds</text:p>
                <draw:g>
                  <svg:desc>Table10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10.$A$2:.$A$5</svg:desc>
                </draw:g>
              </table:table-cell>
              <table:table-cell office:value-type="float" office:value="5838">
                <text:p>5838</text:p>
                <draw:g>
                  <svg:desc>Table10.$C$2:.$C$5</svg:desc>
                </draw:g>
              </table:table-cell>
              <table:table-cell office:value-type="float" office:value="0">
                <text:p>0</text:p>
                <draw:g>
                  <svg:desc>Table10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682">
                <text:p>1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3366">
                <text:p>23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6730">
                <text:p>467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482cm" xlink:href=".." xlink:type="simple" chart:class="chart:line" chart:style-name="ch1">
        <chart:legend chart:legend-position="end" svg:x="11.902cm" svg:y="2.667cm" style:legend-expansion="high" chart:style-name="ch2"/>
        <chart:plot-area chart:style-name="ch3" table:cell-range-address="Table11.$A$2:.$A$5 Table11.$C$1:.$D$5" chart:data-source-has-labels="both" svg:x="1.357cm" svg:y="0.651cm" svg:width="9.319cm" svg:height="4.694cm">
          <chartooo:coordinate-region svg:x="3.09cm" svg:y="0.864cm" svg:width="6.778cm" svg:height="3.808cm"/>
          <chart:axis chart:dimension="x" chart:name="primary-x" chart:style-name="ch4" chartooo:axis-type="auto">
            <chartooo:date-scale/>
            <chart:title svg:x="5.84cm" svg:y="5.475cm" chart:style-name="ch5">
              <text:p>N</text:p>
            </chart:title>
            <chart:categories table:cell-range-address="Table11.$A$2:.$A$5"/>
          </chart:axis>
          <chart:axis chart:dimension="y" chart:name="primary-y" chart:style-name="ch4">
            <chart:title svg:x="0.451cm" svg:y="3.862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0.996cm" svg:y="3.968cm" chart:style-name="ch6">
              <text:p>Milliseconds</text:p>
            </chart:title>
          </chart:axis>
          <chart:series chart:attached-axis="primary-y" chart:style-name="ch9" chart:values-cell-range-address="Table11.$C$2:.$C$5" chart:label-cell-address="Table11.$C$1" chart:class="chart:line">
            <chart:data-point chart:repeated="4"/>
          </chart:series>
          <chart:series chart:attached-axis="secondary-y" chart:style-name="ch10" chart:values-cell-range-address="Table11.$D$2:.$D$5" chart:label-cell-address="Table11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1.$C$1</svg:desc>
                </draw:g>
              </table:table-cell>
              <table:table-cell office:value-type="string">
                <text:p>Time Milliseconds</text:p>
                <draw:g>
                  <svg:desc>Table11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11.$A$2:.$A$5</svg:desc>
                </draw:g>
              </table:table-cell>
              <table:table-cell office:value-type="float" office:value="799371">
                <text:p>799371</text:p>
                <draw:g>
                  <svg:desc>Table11.$C$2:.$C$5</svg:desc>
                </draw:g>
              </table:table-cell>
              <table:table-cell office:value-type="float" office:value="2">
                <text:p>2</text:p>
                <draw:g>
                  <svg:desc>Table11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023612">
                <text:p>30236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075546">
                <text:p>120755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8312994">
                <text:p>48312994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7.124cm" xlink:href=".." xlink:type="simple" chart:class="chart:line" chart:style-name="ch1">
        <chart:legend chart:legend-position="end" svg:x="11.902cm" svg:y="2.988cm" style:legend-expansion="high" chart:style-name="ch2"/>
        <chart:plot-area chart:style-name="ch3" table:cell-range-address="Table12.$A$2:.$A$5 Table12.$C$1:.$D$5" chart:data-source-has-labels="both" svg:x="1.357cm" svg:y="0.703cm" svg:width="9.319cm" svg:height="5.271cm">
          <chartooo:coordinate-region svg:x="2.534cm" svg:y="0.916cm" svg:width="7.414cm" svg:height="4.385cm"/>
          <chart:axis chart:dimension="x" chart:name="primary-x" chart:style-name="ch4" chartooo:axis-type="auto">
            <chartooo:date-scale/>
            <chart:title svg:x="5.84cm" svg:y="6.117cm" chart:style-name="ch5">
              <text:p>N</text:p>
            </chart:title>
            <chart:categories table:cell-range-address="Table12.$A$2:.$A$5"/>
          </chart:axis>
          <chart:axis chart:dimension="y" chart:name="primary-y" chart:style-name="ch4">
            <chart:title svg:x="0.451cm" svg:y="4.202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0.996cm" svg:y="4.308cm" chart:style-name="ch6">
              <text:p>Milliseconds</text:p>
            </chart:title>
          </chart:axis>
          <chart:series chart:attached-axis="primary-y" chart:style-name="ch9" chart:values-cell-range-address="Table12.$C$2:.$C$5" chart:label-cell-address="Table12.$C$1" chart:class="chart:line">
            <chart:data-point chart:repeated="4"/>
          </chart:series>
          <chart:series chart:attached-axis="secondary-y" chart:style-name="ch10" chart:values-cell-range-address="Table12.$D$2:.$D$5" chart:label-cell-address="Table12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2.$C$1</svg:desc>
                </draw:g>
              </table:table-cell>
              <table:table-cell office:value-type="string">
                <text:p>Time Milliseconds</text:p>
                <draw:g>
                  <svg:desc>Table12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12.$A$2:.$A$5</svg:desc>
                </draw:g>
              </table:table-cell>
              <table:table-cell office:value-type="float" office:value="8000">
                <text:p>8000</text:p>
                <draw:g>
                  <svg:desc>Table12.$C$2:.$C$5</svg:desc>
                </draw:g>
              </table:table-cell>
              <table:table-cell office:value-type="float" office:value="0">
                <text:p>0</text:p>
                <draw:g>
                  <svg:desc>Table12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2000">
                <text:p>3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4000">
                <text:p>64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7.124cm" xlink:href=".." xlink:type="simple" chart:class="chart:line" chart:style-name="ch1">
        <chart:legend chart:legend-position="end" svg:x="11.902cm" svg:y="2.988cm" style:legend-expansion="high" chart:style-name="ch2"/>
        <chart:plot-area chart:style-name="ch3" table:cell-range-address="Table12.$A$2:.$A$5 Table12.$C$1:.$D$5" chart:data-source-has-labels="both" svg:x="1.357cm" svg:y="0.703cm" svg:width="9.319cm" svg:height="5.271cm">
          <chartooo:coordinate-region svg:x="2.534cm" svg:y="0.916cm" svg:width="7.414cm" svg:height="4.385cm"/>
          <chart:axis chart:dimension="x" chart:name="primary-x" chart:style-name="ch4" chartooo:axis-type="auto">
            <chartooo:date-scale/>
            <chart:title svg:x="5.84cm" svg:y="6.117cm" chart:style-name="ch5">
              <text:p>N</text:p>
            </chart:title>
            <chart:categories table:cell-range-address="Table12.$A$2:.$A$5"/>
          </chart:axis>
          <chart:axis chart:dimension="y" chart:name="primary-y" chart:style-name="ch4">
            <chart:title svg:x="0.451cm" svg:y="4.202cm" chart:style-name="ch6">
              <text:p>Operations</text:p>
            </chart:title>
            <chart:grid chart:style-name="ch7" chart:class="major"/>
          </chart:axis>
          <chart:axis chart:dimension="y" chart:name="secondary-y" chart:style-name="ch8">
            <chart:title svg:x="10.996cm" svg:y="4.308cm" chart:style-name="ch6">
              <text:p>Milliseconds</text:p>
            </chart:title>
          </chart:axis>
          <chart:series chart:attached-axis="primary-y" chart:style-name="ch9" chart:values-cell-range-address="Table12.$C$2:.$C$5" chart:label-cell-address="Table12.$C$1" chart:class="chart:line">
            <chart:data-point chart:repeated="4"/>
          </chart:series>
          <chart:series chart:attached-axis="secondary-y" chart:style-name="ch10" chart:values-cell-range-address="Table12.$D$2:.$D$5" chart:label-cell-address="Table12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2.$C$1</svg:desc>
                </draw:g>
              </table:table-cell>
              <table:table-cell office:value-type="string">
                <text:p>Time Milliseconds</text:p>
                <draw:g>
                  <svg:desc>Table12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12.$A$2:.$A$5</svg:desc>
                </draw:g>
              </table:table-cell>
              <table:table-cell office:value-type="float" office:value="8000">
                <text:p>8000</text:p>
                <draw:g>
                  <svg:desc>Table12.$C$2:.$C$5</svg:desc>
                </draw:g>
              </table:table-cell>
              <table:table-cell office:value-type="float" office:value="0">
                <text:p>0</text:p>
                <draw:g>
                  <svg:desc>Table12.$D$2:.$D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000">
                <text:p>1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2000">
                <text:p>3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4000">
                <text:p>64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math xmlns="http://www.w3.org/1998/Math/MathML">
  <semantics>
    <mrow>
      <msub>
        <mi>log</mi>
        <mi>h</mi>
      </msub>
      <mrow>
        <mrow>
          <mo stretchy="false">(</mo>
          <mrow>
            <mi>x</mi>
          </mrow>
          <mo stretchy="false">)</mo>
        </mrow>
        <mo stretchy="false">=</mo>
        <mi>w</mi>
      </mrow>
    </mrow>
    <annotation encoding="StarMath 5.0">log_h(x) = w

</annotation>
  </semantics>
</math>
</file>

<file path=Object 5/content.xml><?xml version="1.0" encoding="utf-8"?>
<math xmlns="http://www.w3.org/1998/Math/MathML">
  <semantics>
    <mrow>
      <mrow>
        <mi>x</mi>
        <mo stretchy="false">=</mo>
        <msup>
          <mi>h</mi>
          <mi>w</mi>
        </msup>
      </mrow>
    </mrow>
    <annotation encoding="StarMath 5.0">x = h^w</annotation>
  </semantics>
</math>
</file>

<file path=Object 6/content.xml><?xml version="1.0" encoding="utf-8"?>
<math xmlns="http://www.w3.org/1998/Math/MathML">
  <semantics>
    <mrow>
      <msub>
        <mi>log</mi>
        <mi>h</mi>
      </msub>
      <mrow>
        <mrow>
          <mo stretchy="false">(</mo>
          <mrow>
            <mi>B</mi>
          </mrow>
          <mo stretchy="false">)</mo>
        </mrow>
        <mo stretchy="false">=</mo>
        <mi>r</mi>
      </mrow>
    </mrow>
    <annotation encoding="StarMath 5.0">log_h(B) = r

</annotation>
  </semantics>
</math>
</file>

<file path=Object 7/content.xml><?xml version="1.0" encoding="utf-8"?>
<math xmlns="http://www.w3.org/1998/Math/MathML">
  <semantics>
    <mrow>
      <mrow>
        <mi>B</mi>
        <mo stretchy="false">=</mo>
        <msup>
          <mi>h</mi>
          <mi>r</mi>
        </msup>
      </mrow>
    </mrow>
    <annotation encoding="StarMath 5.0">B=h^r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o stretchy="false">=</mo>
              <msup>
                <mi>h</mi>
                <mi>w</mi>
              </msup>
            </mrow>
          </mrow>
        </mtd>
      </mtr>
      <mtr>
        <mtd>
          <mrow>
            <mrow>
              <msup>
                <mi>x</mi>
                <mrow>
                  <mo stretchy="false">(</mo>
                  <mrow>
                    <mfrac>
                      <mrow>
                        <mn>1</mn>
                      </mrow>
                      <mrow>
                        <mi>w</mi>
                      </mrow>
                    </mfrac>
                  </mrow>
                  <mo stretchy="false">)</mo>
                </mrow>
              </msup>
              <mo stretchy="false">=</mo>
              <mi>h</mi>
            </mrow>
          </mrow>
        </mtd>
      </mtr>
    </mtable>
    <annotation encoding="StarMath 5.0">x = h^w newline 
x^({1} over {w}) = h 
</annotation>
  </semantics>
</math>
</file>

<file path=Object 9/content.xml><?xml version="1.0" encoding="utf-8"?>
<math xmlns="http://www.w3.org/1998/Math/MathML">
  <semantics>
    <mtable>
      <mtr>
        <mtd>
          <mrow>
            <mrow>
              <mi>B</mi>
              <mo stretchy="false">=</mo>
              <msup>
                <mi>h</mi>
                <mi>r</mi>
              </msup>
            </mrow>
          </mrow>
        </mtd>
      </mtr>
      <mtr>
        <mtd>
          <mrow>
            <mrow>
              <msup>
                <mi>B</mi>
                <mrow>
                  <mo stretchy="false">(</mo>
                  <mrow>
                    <mfrac>
                      <mrow>
                        <mn>1</mn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  <mo stretchy="false">=</mo>
              <mi>h</mi>
            </mrow>
          </mrow>
        </mtd>
      </mtr>
    </mtable>
    <annotation encoding="StarMath 5.0">B = h^r newline 
B^({1} over {r}) = h 
</annotation>
  </semantics>
</math>
</file>